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2" svg:font-family="Times" style:font-family-generic="swiss"/>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75in" fo:margin-left="-0.0014in" fo:margin-top="0in" fo:margin-bottom="0in" table:align="left" style:writing-mode="lr-tb"/>
    </style:style>
    <style:style style:name="Table1.A" style:family="table-column">
      <style:table-column-properties style:column-width="0.825in"/>
    </style:style>
    <style:style style:name="Table1.B" style:family="table-column">
      <style:table-column-properties style:column-width="2.25in"/>
    </style:style>
    <style:style style:name="Table1.C" style:family="table-column">
      <style:table-column-properties style:column-width="1.3118in"/>
    </style:style>
    <style:style style:name="Table1.D" style:family="table-column">
      <style:table-column-properties style:column-width="2.1882in"/>
    </style:style>
    <style:style style:name="Table1.1" style:family="table-row">
      <style:table-row-properties style:min-row-height="0.1979in" fo:keep-together="auto"/>
    </style:style>
    <style:style style:name="Table1.A1" style:family="table-cell">
      <style:table-cell-properties fo:padding="0.0556in" fo:border-left="none" fo:border-right="none" fo:border-top="none" fo:border-bottom="0.5pt solid #000001"/>
    </style:style>
    <style:style style:name="Table1.2" style:family="table-row">
      <style:table-row-properties style:min-row-height="0.2014in" fo:keep-together="auto"/>
    </style:style>
    <style:style style:name="Table1.A2" style:family="table-cell">
      <style:table-cell-properties fo:padding="0.0556in" fo:border="0.5pt solid #000001"/>
    </style:style>
    <style:style style:name="Table1.3" style:family="table-row">
      <style:table-row-properties style:min-row-height="0.1736in" fo:keep-together="auto"/>
    </style:style>
    <style:style style:name="Table2" style:family="table">
      <style:table-properties style:width="6.5618in" fo:margin-left="-0.0014in" fo:margin-top="0in" fo:margin-bottom="0in" table:align="left" style:writing-mode="lr-tb"/>
    </style:style>
    <style:style style:name="Table2.A" style:family="table-column">
      <style:table-column-properties style:column-width="1.6632in"/>
    </style:style>
    <style:style style:name="Table2.B" style:family="table-column">
      <style:table-column-properties style:column-width="1.6625in"/>
    </style:style>
    <style:style style:name="Table2.C" style:family="table-column">
      <style:table-column-properties style:column-width="1.6618in"/>
    </style:style>
    <style:style style:name="Table2.D" style:family="table-column">
      <style:table-column-properties style:column-width="1.5743in"/>
    </style:style>
    <style:style style:name="Table2.1" style:family="table-row">
      <style:table-row-properties style:min-row-height="0.1979in" fo:keep-together="auto"/>
    </style:style>
    <style:style style:name="Table2.A1" style:family="table-cell">
      <style:table-cell-properties fo:padding="0.0556in" fo:border-left="none" fo:border-right="none" fo:border-top="none" fo:border-bottom="0.5pt solid #000001"/>
    </style:style>
    <style:style style:name="Table2.2" style:family="table-row">
      <style:table-row-properties style:min-row-height="0.2708in" fo:keep-together="auto"/>
    </style:style>
    <style:style style:name="Table2.A2" style:family="table-cell">
      <style:table-cell-properties fo:padding="0.0556in" fo:border="0.5pt solid #000001"/>
    </style:style>
    <style:style style:name="Table2.B2" style:family="table-cell">
      <style:table-cell-properties style:vertical-align="bottom" fo:padding="0.0556in" fo:border="0.5pt solid #000001"/>
    </style:style>
    <style:style style:name="Table3" style:family="table">
      <style:table-properties style:width="6.4854in" fo:margin-left="0.0139in" fo:margin-top="0in" fo:margin-bottom="0in" table:align="left" style:writing-mode="lr-tb"/>
    </style:style>
    <style:style style:name="Table3.A" style:family="table-column">
      <style:table-column-properties style:column-width="1.8188in"/>
    </style:style>
    <style:style style:name="Table3.B" style:family="table-column">
      <style:table-column-properties style:column-width="4.6667in"/>
    </style:style>
    <style:style style:name="Table3.1" style:family="table-row">
      <style:table-row-properties style:min-row-height="0.2222in" fo:keep-together="auto"/>
    </style:style>
    <style:style style:name="Table3.A1" style:family="table-cell">
      <style:table-cell-properties fo:background-color="#499bc9" fo:padding-left="0.0417in" fo:padding-right="0.0556in" fo:padding-top="0.0556in" fo:padding-bottom="0.0556in" fo:border-left="1pt solid #ffffff" fo:border-right="1pt solid #ffffff" fo:border-top="1pt solid #ffffff" fo:border-bottom="3pt solid #ffffff">
        <style:background-image/>
      </style:table-cell-properties>
    </style:style>
    <style:style style:name="Table3.2" style:family="table-row">
      <style:table-row-properties style:min-row-height="0.6611in" fo:keep-together="auto"/>
    </style:style>
    <style:style style:name="Table3.A2" style:family="table-cell">
      <style:table-cell-properties fo:background-color="#ceddeb" fo:padding-left="0.0417in" fo:padding-right="0.0556in" fo:padding-top="0.0556in" fo:padding-bottom="0.0556in" fo:border-left="1pt solid #ffffff" fo:border-right="1pt solid #ffffff" fo:border-top="3pt solid #ffffff" fo:border-bottom="1pt solid #ffffff">
        <style:background-image/>
      </style:table-cell-properties>
    </style:style>
    <style:style style:name="Table3.A3" style:family="table-cell">
      <style:table-cell-properties fo:background-color="#e8eef5" fo:padding-left="0.0417in" fo:padding-right="0.0556in" fo:padding-top="0.0556in" fo:padding-bottom="0.0556in" fo:border="1pt solid #ffffff">
        <style:background-image/>
      </style:table-cell-properties>
    </style:style>
    <style:style style:name="Table3.4" style:family="table-row">
      <style:table-row-properties style:min-row-height="0.9958in" fo:keep-together="auto"/>
    </style:style>
    <style:style style:name="Table3.A4" style:family="table-cell">
      <style:table-cell-properties fo:background-color="#ceddeb" fo:padding-left="0.0417in" fo:padding-right="0.0556in" fo:padding-top="0.0556in" fo:padding-bottom="0.0556in" fo:border="1pt solid #ffffff">
        <style:background-image/>
      </style:table-cell-properties>
    </style:style>
    <style:style style:name="Table3.5" style:family="table-row">
      <style:table-row-properties style:min-row-height="0.9764in" fo:keep-together="auto"/>
    </style:style>
    <style:style style:name="Table3.6" style:family="table-row">
      <style:table-row-properties style:min-row-height="1.1403in" fo:keep-together="auto"/>
    </style:style>
    <style:style style:name="Table3.7" style:family="table-row">
      <style:table-row-properties style:min-row-height="0.3951in" fo:keep-together="auto"/>
    </style:style>
    <style:style style:name="Table3.8" style:family="table-row">
      <style:table-row-properties style:min-row-height="0.5972in" fo:keep-together="auto"/>
    </style:style>
    <style:style style:name="P1" style:family="paragraph" style:parent-style-name="Header">
      <style:paragraph-properties>
        <style:tab-stops>
          <style:tab-stop style:position="3.25in" style:type="center"/>
          <style:tab-stop style:position="6.4862in" style:type="right"/>
        </style:tab-stops>
      </style:paragraph-properties>
    </style:style>
    <style:style style:name="P2" style:family="paragraph" style:parent-style-name="Header">
      <style:paragraph-properties>
        <style:tab-stops/>
      </style:paragraph-properties>
    </style:style>
    <style:style style:name="P3" style:family="paragraph" style:parent-style-name="Footer">
      <style:paragraph-properties>
        <style:tab-stops>
          <style:tab-stop style:position="0.1252in"/>
          <style:tab-stop style:position="0.25in"/>
          <style:tab-stop style:position="0.5in"/>
          <style:tab-stop style:position="3.25in" style:type="center"/>
          <style:tab-stop style:position="6.4862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orphans="0" fo:widows="0"/>
    </style:style>
    <style:style style:name="P7" style:family="paragraph" style:parent-style-name="Standard">
      <style:paragraph-properties>
        <style:tab-stops>
          <style:tab-stop style:position="2in"/>
          <style:tab-stop style:position="4in"/>
        </style:tab-stops>
      </style:paragraph-properties>
    </style:style>
    <style:style style:name="P8" style:family="paragraph" style:parent-style-name="Standard">
      <style:text-properties style:font-name-asian="Arial Unicode MS" style:font-name-complex="Arial Unicode MS"/>
    </style:style>
    <style:style style:name="P9" style:family="paragraph" style:parent-style-name="Standard">
      <style:text-properties officeooo:paragraph-rsid="0019001a"/>
    </style:style>
    <style:style style:name="P10" style:family="paragraph" style:parent-style-name="Standard">
      <style:paragraph-properties fo:margin-left="0in" fo:margin-right="0in" fo:margin-top="0in" fo:margin-bottom="0in" loext:contextual-spacing="false" fo:text-align="center" style:justify-single-word="false" fo:keep-together="auto" fo:orphans="2" fo:widows="2" fo:text-indent="0in" style:auto-text-indent="false" fo:keep-with-next="auto" text:number-lines="true" text:line-number="0"/>
    </style:style>
    <style:style style:name="P11" style:family="paragraph" style:parent-style-name="Standard">
      <style:paragraph-properties fo:margin-left="0in" fo:margin-right="0in" fo:margin-top="0in" fo:margin-bottom="0in" loext:contextual-spacing="false" fo:text-align="center" style:justify-single-word="false" fo:keep-together="auto" fo:orphans="2" fo:widows="2" fo:text-indent="0in" style:auto-text-indent="false" fo:keep-with-next="auto" text:number-lines="true" text:line-number="0">
        <style:tab-stops>
          <style:tab-stop style:position="2in"/>
          <style:tab-stop style:position="4in"/>
        </style:tab-stops>
      </style:paragraph-properties>
    </style:style>
    <style:style style:name="P12" style:family="paragraph" style:parent-style-name="Standard">
      <style:paragraph-properties fo:margin-left="0in" fo:margin-right="0in" fo:margin-top="0in" fo:margin-bottom="0in" loext:contextual-spacing="false" fo:keep-together="auto" fo:orphans="2" fo:widows="2" fo:text-indent="0in" style:auto-text-indent="false" fo:keep-with-next="auto" text:number-lines="true" text:line-number="0"/>
    </style:style>
    <style:style style:name="P13" style:family="paragraph" style:parent-style-name="Standard">
      <style:paragraph-properties fo:margin-left="0in" fo:margin-right="0in" fo:margin-top="0in" fo:margin-bottom="0in" loext:contextual-spacing="false" fo:keep-together="auto" fo:orphans="2" fo:widows="2" fo:text-indent="0in" style:auto-text-indent="false" fo:keep-with-next="auto" text:number-lines="true" text:line-number="0">
        <style:tab-stops>
          <style:tab-stop style:position="2in"/>
          <style:tab-stop style:position="4in"/>
        </style:tab-stops>
      </style:paragraph-properties>
    </style:style>
    <style:style style:name="P14" style:family="paragraph" style:parent-style-name="Standard">
      <style:paragraph-properties fo:margin-left="0in" fo:margin-right="0in" fo:margin-top="0in" fo:margin-bottom="0in" loext:contextual-spacing="false" fo:keep-together="auto" fo:orphans="2" fo:widows="2" fo:text-indent="0in" style:auto-text-indent="false" fo:keep-with-next="auto" text:number-lines="true" text:line-number="0"/>
      <style:text-properties style:font-name="Calibri" style:font-name-complex="Times New Roman1" style:font-size-complex="11pt"/>
    </style:style>
    <style:style style:name="P15" style:family="paragraph" style:parent-style-name="Standard">
      <style:paragraph-properties fo:margin-left="0in" fo:margin-right="0in" fo:margin-top="0in" fo:margin-bottom="0in" loext:contextual-spacing="false" fo:keep-together="auto" fo:orphans="2" fo:widows="2" fo:text-indent="0in" style:auto-text-indent="false" fo:keep-with-next="auto" text:number-lines="true" text:line-number="0">
        <style:tab-stops>
          <style:tab-stop style:position="2in"/>
          <style:tab-stop style:position="4in"/>
        </style:tab-stops>
      </style:paragraph-properties>
      <style:text-properties style:font-name="Calibri" style:font-name-complex="Times New Roman1" style:font-size-complex="11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 style:position="3in"/>
          <style:tab-stop style:position="4in"/>
        </style:tab-stops>
      </style:paragraph-properties>
      <style:text-properties style:font-name="Calibri" style:font-name-complex="Times New Roman1"/>
    </style:style>
    <style:style style:name="P17" style:family="paragraph" style:parent-style-name="Standard">
      <style:paragraph-properties fo:margin-left="0in" fo:margin-right="0in" fo:margin-top="0in" fo:margin-bottom="0in" loext:contextual-spacing="false" fo:text-align="start" style:justify-single-word="false" fo:keep-together="auto" fo:orphans="2" fo:widows="2" fo:text-indent="0in" style:auto-text-indent="false" fo:keep-with-next="auto" text:number-lines="true" text:line-number="0"/>
      <style:text-properties style:font-name="Calibri" style:font-name-complex="Times New Roman1"/>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 style:position="3in"/>
          <style:tab-stop style:position="4in"/>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 style:position="3in"/>
          <style:tab-stop style:position="4in"/>
        </style:tab-stops>
      </style:paragraph-properties>
      <style:text-properties style:font-name="Times New Roman" fo:font-size="14pt" fo:language="en" fo:country="IN" fo:font-style="normal" style:font-size-asian="14pt" style:font-style-asian="normal" style:font-name-complex="Times New Roman1" style:font-size-complex="14pt" style:font-style-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ab-stops>
          <style:tab-stop style:position="0.1252in"/>
          <style:tab-stop style:position="0.25in"/>
          <style:tab-stop style:position="0.5in"/>
        </style:tab-stops>
      </style:paragraph-properties>
      <style:text-properties officeooo:paragraph-rsid="0019001a"/>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0.1252in"/>
          <style:tab-stop style:position="0.25in"/>
          <style:tab-stop style:position="0.5in"/>
        </style:tab-stops>
      </style:paragraph-properties>
      <style:text-properties fo:font-size="14pt" fo:language="en" fo:country="IN" fo:font-style="italic" officeooo:paragraph-rsid="0019001a" style:font-size-asian="14pt" style:font-style-asian="italic" style:font-size-complex="14pt" style:font-style-complex="italic"/>
    </style:style>
    <style:style style:name="P2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001a"/>
    </style:style>
    <style:style style:name="P2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001a"/>
    </style:style>
    <style:style style:name="P26" style:family="paragraph" style:parent-style-name="Heading_20_2">
      <style:paragraph-properties fo:margin-left="0in" fo:margin-right="0in" fo:margin-top="0in" fo:margin-bottom="0in" loext:contextual-spacing="false" fo:line-height="15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001a"/>
    </style:style>
    <style:style style:name="P27" style:family="paragraph" style:parent-style-name="Heading_20_2">
      <style:paragraph-properties fo:margin-left="0in" fo:margin-right="0in" fo:margin-top="0in" fo:margin-bottom="0in" loext:contextual-spacing="false" fo:line-height="100%" fo:text-align="start" style:justify-single-word="false" fo:orphans="2" fo:widows="2" fo:text-indent="0in" style:auto-text-indent="false">
        <style:tab-stops>
          <style:tab-stop style:position="0.1252in"/>
          <style:tab-stop style:position="0.25in"/>
          <style:tab-stop style:position="0.5in"/>
        </style:tab-stops>
      </style:paragraph-properties>
      <style:text-properties officeooo:paragraph-rsid="0019001a"/>
    </style:style>
    <style:style style:name="P28" style:family="paragraph" style:parent-style-name="Text_20_body">
      <style:paragraph-properties fo:margin-left="0in" fo:margin-right="0in" fo:margin-top="0in" fo:margin-bottom="0.1965in" loext:contextual-spacing="false" fo:orphans="2" fo:widows="2" fo:text-indent="0in" style:auto-text-indent="false"/>
      <style:text-properties fo:font-variant="normal" fo:text-transform="none" fo:color="#222222" fo:letter-spacing="normal" fo:font-style="normal" fo:font-weight="normal"/>
    </style:style>
    <style:style style:name="P29" style:family="paragraph" style:parent-style-name="Text_20_body">
      <style:paragraph-properties fo:margin-left="0in" fo:margin-right="0in" fo:margin-top="0in" fo:margin-bottom="0.1965in" loext:contextual-spacing="false" fo:orphans="2" fo:widows="2" fo:text-indent="0in" style:auto-text-indent="false"/>
      <style:text-properties fo:font-variant="normal" fo:text-transform="none" fo:color="#222222" fo:letter-spacing="normal" fo:font-style="italic" fo:font-weight="normal"/>
    </style:style>
    <style:style style:name="P30" style:family="paragraph" style:parent-style-name="Text_20_body">
      <style:paragraph-properties fo:margin-left="0in" fo:margin-right="0in" fo:margin-top="0in" fo:margin-bottom="0.1965in" loext:contextual-spacing="false" fo:orphans="2" fo:widows="2" fo:text-indent="0in" style:auto-text-indent="false"/>
      <style:text-properties fo:font-variant="normal" fo:text-transform="none" fo:color="#222222" fo:letter-spacing="normal" fo:font-style="italic" fo:font-weight="normal" style:font-style-asian="italic" style:font-style-complex="italic"/>
    </style:style>
    <style:style style:name="P31" style:family="paragraph" style:parent-style-name="Text_20_body">
      <style:paragraph-properties fo:margin-left="0in" fo:margin-right="0in" fo:margin-top="0in" fo:margin-bottom="0.1965in" loext:contextual-spacing="false" fo:line-height="200%" fo:orphans="2" fo:widows="2" fo:text-indent="0in" style:auto-text-indent="false"/>
      <style:text-properties fo:font-variant="normal" fo:text-transform="none" fo:color="#222222" fo:letter-spacing="normal" fo:font-style="italic" fo:font-weight="normal"/>
    </style:style>
    <style:style style:name="P32" style:family="paragraph" style:parent-style-name="Text_20_body">
      <style:paragraph-properties fo:margin-left="0in" fo:margin-right="0in" fo:margin-top="0in" fo:margin-bottom="0.1965in" loext:contextual-spacing="false" fo:orphans="2" fo:widows="2" fo:text-indent="0in" style:auto-text-indent="false"/>
      <style:text-properties fo:font-variant="normal" fo:text-transform="none" fo:color="#222222" fo:font-size="3.59999990463257pt" fo:letter-spacing="normal" fo:font-style="normal" fo:font-weight="normal"/>
    </style:style>
    <style:style style:name="P33" style:family="paragraph" style:parent-style-name="Text_20_body">
      <style:paragraph-properties fo:margin-left="0in" fo:margin-right="0in" fo:margin-top="0in" fo:margin-bottom="0.1965in" loext:contextual-spacing="false" fo:orphans="2" fo:widows="2" fo:text-indent="0in" style:auto-text-indent="false"/>
      <style:text-properties fo:font-variant="normal" fo:text-transform="none" fo:color="#222222" fo:font-size="16pt" fo:letter-spacing="normal" fo:font-style="normal" fo:font-weight="bold" style:font-size-asian="16pt" style:font-weight-asian="bold" style:font-size-complex="16pt" style:font-weight-complex="bold"/>
    </style:style>
    <style:style style:name="P34" style:family="paragraph" style:parent-style-name="Standard">
      <style:paragraph-properties fo:break-before="page"/>
    </style:style>
    <style:style style:name="P35" style:family="paragraph" style:parent-style-name="Header">
      <style:paragraph-properties fo:break-before="page">
        <style:tab-stops/>
      </style:paragraph-properties>
    </style:style>
    <style:style style:name="P36" style:family="paragraph" style:parent-style-name="Standard">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P37" style:family="paragraph" style:parent-style-name="Standard">
      <style:paragraph-properties fo:margin-top="0in" fo:margin-bottom="0in" loext:contextual-spacing="false" fo:text-align="start" style:justify-single-word="false"/>
    </style:style>
    <style:style style:name="P38" style:family="paragraph" style:parent-style-name="Standard">
      <style:paragraph-properties fo:padding="0in" fo:border="none"/>
      <style:text-properties fo:font-size="14pt" fo:language="en" fo:country="IN" fo:font-style="italic" style:font-size-asian="14pt" style:font-style-asian="italic" style:font-size-complex="14pt" style:font-style-complex="italic"/>
    </style:style>
    <style:style style:name="P39" style:family="paragraph" style:parent-style-name="Heading_20_2">
      <style:text-properties fo:font-size="12pt" style:font-name-asian="Arial Unicode MS" style:font-size-asian="12pt" style:font-name-complex="Arial Unicode MS" style:font-size-complex="12pt"/>
    </style:style>
    <style:style style:name="P40" style:family="paragraph" style:parent-style-name="Heading_20_2">
      <style:text-properties style:font-name-asian="Arial Unicode MS" style:font-name-complex="Arial Unicode MS"/>
    </style:style>
    <style:style style:name="P41" style:family="paragraph" style:parent-style-name="Heading_20_2">
      <style:text-properties officeooo:paragraph-rsid="0019001a"/>
    </style:style>
    <style:style style:name="P42" style:family="paragraph" style:parent-style-name="Contents_20_2">
      <style:paragraph-properties>
        <style:tab-stops>
          <style:tab-stop style:position="0.1252in"/>
          <style:tab-stop style:position="0.25in"/>
          <style:tab-stop style:position="0.5in"/>
          <style:tab-stop style:position="6.4862in" style:type="right" style:leader-style="dotted" style:leader-text="."/>
        </style:tab-stops>
      </style:paragraph-properties>
    </style:style>
    <style:style style:name="P43" style:family="paragraph" style:parent-style-name="Heading_20_1">
      <style:text-properties style:font-name-asian="Arial Unicode MS" style:font-name-complex="Arial Unicode MS"/>
    </style:style>
    <style:style style:name="P44" style:family="paragraph" style:parent-style-name="Heading_20_1">
      <style:text-properties officeooo:paragraph-rsid="0019001a"/>
    </style:style>
    <style:style style:name="P45"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fo:font-size="16pt" fo:letter-spacing="normal" fo:font-style="normal" fo:font-weight="bold" officeooo:paragraph-rsid="0019001a" style:font-size-asian="16pt" style:font-weight-asian="bold" style:font-size-complex="16pt" style:font-weight-complex="bold"/>
    </style:style>
    <style:style style:name="P46" style:family="paragraph" style:parent-style-name="Text_20_body">
      <style:paragraph-properties fo:margin-left="0in" fo:margin-right="0in" fo:margin-top="0in" fo:margin-bottom="0.1965in" loext:contextual-spacing="false" fo:orphans="2" fo:widows="2" fo:text-indent="0in" style:auto-text-indent="false"/>
      <style:text-properties fo:font-variant="normal" fo:text-transform="none" fo:color="#222222" fo:font-size="16pt" fo:letter-spacing="normal" fo:font-style="normal" fo:font-weight="bold" style:font-size-asian="16pt" style:font-weight-asian="bold" style:font-size-complex="16pt" style:font-weight-complex="bold"/>
    </style:style>
    <style:style style:name="P47"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fo:font-size="12pt" fo:letter-spacing="normal" fo:font-style="italic" fo:font-weight="normal" officeooo:paragraph-rsid="0019001a" style:font-style-asian="italic" style:font-style-complex="italic"/>
    </style:style>
    <style:style style:name="P48" style:family="paragraph" style:parent-style-name="Text_20_body">
      <style:paragraph-properties fo:margin-left="0in" fo:margin-right="0in" fo:margin-top="0in" fo:margin-bottom="0.1965in" loext:contextual-spacing="false" fo:orphans="2" fo:widows="2" fo:text-indent="0in" style:auto-text-indent="false"/>
      <style:text-properties fo:font-variant="normal" fo:text-transform="none" fo:color="#222222" fo:letter-spacing="normal" fo:font-style="normal" fo:font-weight="normal"/>
    </style:style>
    <style:style style:name="P49"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fo:letter-spacing="normal" fo:font-style="italic" style:text-underline-style="none" fo:font-weight="normal" style:font-style-asian="italic" style:font-style-complex="italic"/>
    </style:style>
    <style:style style:name="P50" style:family="paragraph" style:parent-style-name="Text_20_body">
      <style:paragraph-properties fo:margin-left="0in" fo:margin-right="0in" fo:margin-top="0in" fo:margin-bottom="0.1965in" loext:contextual-spacing="false" fo:orphans="2" fo:widows="2" fo:text-indent="0in" style:auto-text-indent="false"/>
      <style:text-properties fo:font-variant="normal" fo:text-transform="none" fo:color="#222222" fo:letter-spacing="normal"/>
    </style:style>
    <style:style style:name="P51"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fo:font-size="17pt" fo:letter-spacing="normal" fo:font-style="normal" fo:font-weight="bold" style:font-size-asian="17pt" style:font-weight-asian="bold" style:font-size-complex="17pt" style:font-weight-complex="bold"/>
    </style:style>
    <style:style style:name="P52"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0.1252in"/>
          <style:tab-stop style:position="0.25in"/>
          <style:tab-stop style:position="0.5in"/>
        </style:tab-stops>
      </style:paragraph-properties>
      <style:text-properties fo:font-size="14pt" fo:language="en" fo:country="IN" fo:font-style="italic" officeooo:paragraph-rsid="0019001a" style:font-size-asian="14pt" style:font-style-asian="italic" style:font-size-complex="14pt" style:font-style-complex="italic"/>
    </style:style>
    <style:style style:name="P53" style:family="paragraph" style:parent-style-name="Standard" style:master-page-name="First_20_Page">
      <style:paragraph-properties fo:text-align="justify" style:justify-single-word="false" style:page-number="1"/>
      <style:text-properties fo:font-size="24pt" fo:language="en" fo:country="IN" style:font-size-asian="24pt" style:font-size-complex="24pt"/>
    </style:style>
    <style:style style:name="P54" style:family="paragraph" style:parent-style-name="Standard">
      <style:paragraph-properties fo:margin-left="0in" fo:margin-right="0in" fo:margin-top="0in" fo:margin-bottom="0in" loext:contextual-spacing="false" fo:keep-together="auto" fo:orphans="2" fo:widows="2" fo:text-indent="0in" style:auto-text-indent="false" fo:keep-with-next="auto" text:number-lines="true" text:line-number="0"/>
      <style:text-properties style:font-name="Calibri" fo:language="en" fo:country="IN" style:font-name-complex="Times New Roman1" style:font-size-complex="11pt"/>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s>
      </style:paragraph-properties>
      <style:text-properties fo:font-variant="normal" fo:text-transform="none" fo:color="#ffffff" style:text-line-through-style="none" style:text-line-through-type="none" style:text-position="0% 100%" style:font-name="Times" fo:font-size="14pt" fo:font-style="normal" style:text-underline-style="none" fo:font-weight="bold" style:font-name-asian="Times1" style:font-size-asian="14pt" style:font-style-asian="normal" style:font-weight-asian="bold" style:font-name-complex="Times1" style:font-size-complex="14pt" style:font-style-complex="normal"/>
    </style:style>
    <style:style style:name="P5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 style:position="3in"/>
          <style:tab-stop style:position="4in"/>
        </style:tab-stops>
      </style:paragraph-properties>
      <style:text-properties fo:font-variant="normal" fo:text-transform="none" fo:color="#ffffff" style:text-line-through-style="none" style:text-line-through-type="none" style:text-position="0% 100%" style:font-name="Times" fo:font-size="14pt" fo:font-style="normal" style:text-underline-style="none" fo:font-weight="bold" style:font-name-asian="Times1" style:font-size-asian="14pt" style:font-style-asian="normal" style:font-weight-asian="bold" style:font-name-complex="Times1" style:font-size-complex="14pt" style:font-style-complex="normal"/>
    </style:style>
    <style:style style:name="P5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s>
      </style:paragraph-properties>
      <style:text-properties fo:font-variant="normal" fo:text-transform="none" fo:color="#000000" style:text-line-through-style="none" style:text-line-through-type="none" style:text-position="0% 100%" style:font-name="Times New Roman" fo:font-size="14pt" fo:language="en" fo:country="IN" fo:font-style="normal" style:text-underline-style="none" fo:font-weight="normal" style:font-name-asian="Times1" style:font-size-asian="14pt" style:font-style-asian="normal" style:font-weight-asian="normal" style:font-name-complex="Times New Roman1" style:font-size-complex="14pt" style:font-style-complex="normal"/>
    </style:style>
    <style:style style:name="P5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s>
      </style:paragraph-properties>
      <style:text-properties style:font-name="Times New Roman" fo:font-size="14pt" fo:language="en" fo:country="IN" fo:font-style="normal" style:font-size-asian="14pt" style:font-style-asian="normal" style:font-name-complex="Times New Roman1" style:font-size-complex="14pt" style:font-style-complex="normal"/>
    </style:style>
    <style:style style:name="P5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text:number-lines="true" text:line-number="0">
        <style:tab-stops>
          <style:tab-stop style:position="1in"/>
          <style:tab-stop style:position="2in"/>
          <style:tab-stop style:position="3in"/>
          <style:tab-stop style:position="4in"/>
        </style:tab-stops>
      </style:paragraph-properties>
      <style:text-properties style:font-name="Times New Roman" fo:font-size="14pt" fo:language="en" fo:country="IN" fo:font-style="normal" style:font-size-asian="14pt" style:font-style-asian="normal" style:font-name-complex="Times New Roman1" style:font-size-complex="14pt" style:font-style-complex="normal"/>
    </style:style>
    <style:style style:name="P60" style:family="paragraph" style:parent-style-name="Standard" style:list-style-name="L1">
      <style:text-properties officeooo:paragraph-rsid="0019001a"/>
    </style:style>
    <style:style style:name="P61" style:family="paragraph" style:parent-style-name="Standard" style:list-style-name="L2">
      <style:text-properties officeooo:paragraph-rsid="0019001a"/>
    </style:style>
    <style:style style:name="P62" style:family="paragraph" style:parent-style-name="Standard" style:list-style-name="L2">
      <style:text-properties style:font-name="Times New Roman" fo:font-size="13pt" officeooo:rsid="0021bce5" officeooo:paragraph-rsid="0019001a" style:font-size-asian="13pt" style:font-size-complex="13pt"/>
    </style:style>
    <style:style style:name="P63" style:family="paragraph" style:parent-style-name="Standard">
      <style:paragraph-properties fo:text-align="center" style:justify-single-word="false"/>
      <style:text-properties officeooo:paragraph-rsid="001bc908"/>
    </style:style>
    <style:style style:name="P64" style:family="paragraph" style:parent-style-name="Standard" style:list-style-name="WWNum1">
      <style:paragraph-properties fo:margin-left="0.2953in" fo:margin-right="0in" fo:text-indent="-0.2953in" style:auto-text-indent="false"/>
    </style:style>
    <style:style style:name="P65" style:family="paragraph" style:parent-style-name="Heading_20_1" style:master-page-name="Converted1">
      <style:paragraph-properties style:page-number="1"/>
    </style:style>
    <style:style style:name="P66" style:family="paragraph" style:parent-style-name="Contents_20_3">
      <style:paragraph-properties>
        <style:tab-stops>
          <style:tab-stop style:position="0.1252in"/>
          <style:tab-stop style:position="0.25in"/>
          <style:tab-stop style:position="0.5in"/>
          <style:tab-stop style:position="6.4862in" style:type="right" style:leader-style="dotted" style:leader-text="."/>
        </style:tab-stops>
      </style:paragraph-properties>
      <style:text-properties style:font-name-asian="Arial Unicode MS" style:font-name-complex="Arial Unicode MS"/>
    </style:style>
    <style:style style:name="P67" style:family="paragraph" style:parent-style-name="Contents_20_1">
      <style:text-properties style:font-name-asian="Arial Unicode MS" style:font-name-complex="Arial Unicode MS"/>
    </style:style>
    <style:style style:name="P68" style:family="paragraph" style:parent-style-name="Heading_20_2">
      <style:text-properties fo:font-variant="normal" fo:text-transform="none" fo:color="#000000" style:text-line-through-style="none" style:text-line-through-type="none" style:text-position="0% 100%" style:font-name="Times" fo:font-size="14pt" fo:font-style="normal" style:text-underline-style="none" fo:font-weight="normal" style:font-name-asian="Times1" style:font-size-asian="14pt" style:font-style-asian="normal" style:font-weight-asian="normal" style:font-name-complex="Times1" style:font-size-complex="14pt" style:font-style-complex="normal"/>
    </style:style>
    <style:style style:name="P69" style:family="paragraph" style:parent-style-name="Contents_20_2">
      <style:paragraph-properties>
        <style:tab-stops>
          <style:tab-stop style:position="0.1252in"/>
          <style:tab-stop style:position="0.25in"/>
          <style:tab-stop style:position="0.5in"/>
          <style:tab-stop style:position="6.4862in" style:type="right" style:leader-style="dotted" style:leader-text="."/>
        </style:tab-stops>
      </style:paragraph-properties>
      <style:text-properties style:font-name-asian="Arial Unicode MS" style:font-name-complex="Arial Unicode MS"/>
    </style:style>
    <style:style style:name="T1" style:family="text">
      <style:text-properties fo:language="en" fo:country="IN"/>
    </style:style>
    <style:style style:name="T2" style:family="text">
      <style:text-properties fo:font-size="24pt" fo:language="en" fo:country="IN" style:font-size-asian="24pt" style:font-size-complex="24pt"/>
    </style:style>
    <style:style style:name="T3" style:family="text">
      <style:text-properties fo:font-size="24pt" fo:language="en" fo:country="IN" officeooo:rsid="0019001a" style:font-size-asian="24pt" style:font-size-complex="24pt"/>
    </style:style>
    <style:style style:name="T4" style:family="text">
      <style:text-properties fo:font-size="24pt" fo:language="en" fo:country="IN" officeooo:rsid="001bc908" style:font-size-asian="24pt" style:font-size-complex="24pt"/>
    </style:style>
    <style:style style:name="T5" style:family="text">
      <style:text-properties fo:font-size="24pt" style:font-size-asian="24pt" style:font-size-complex="24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style:font-name-asian="Arial Unicode MS" style:font-size-asian="16pt" style:font-name-complex="Arial Unicode MS" style:font-size-complex="16pt"/>
    </style:style>
    <style:style style:name="T9" style:family="text">
      <style:text-properties fo:font-size="16pt" fo:font-style="normal" officeooo:rsid="00136c74" style:font-name-asian="Arial Unicode MS" style:font-size-asian="16pt" style:font-style-asian="normal" style:font-name-complex="Arial Unicode MS" style:font-size-complex="16pt" style:font-style-complex="normal"/>
    </style:style>
    <style:style style:name="T10" style:family="text">
      <style:text-properties fo:font-size="16pt" fo:font-style="normal" officeooo:rsid="0027b7c6" style:font-name-asian="Arial Unicode MS" style:font-size-asian="16pt" style:font-style-asian="normal" style:font-name-complex="Arial Unicode MS" style:font-size-complex="16pt" style:font-style-complex="normal"/>
    </style:style>
    <style:style style:name="T11" style:family="text">
      <style:text-properties fo:font-size="16pt" fo:font-style="normal" officeooo:rsid="00168f02" style:font-name-asian="Arial Unicode MS" style:font-size-asian="16pt" style:font-style-asian="normal" style:font-name-complex="Arial Unicode MS" style:font-size-complex="16pt" style:font-style-complex="normal"/>
    </style:style>
    <style:style style:name="T12" style:family="text">
      <style:text-properties fo:font-size="16pt" fo:font-style="normal" officeooo:rsid="0017f567" style:font-name-asian="Arial Unicode MS" style:font-size-asian="16pt" style:font-style-asian="normal" style:font-name-complex="Arial Unicode MS" style:font-size-complex="16pt" style:font-style-complex="normal"/>
    </style:style>
    <style:style style:name="T13" style:family="text">
      <style:text-properties fo:font-size="16pt" fo:font-style="normal" fo:font-weight="bold" style:font-size-asian="16pt" style:font-weight-asian="bold" style:font-size-complex="16pt" style:font-weight-complex="bold"/>
    </style:style>
    <style:style style:name="T14" style:family="text">
      <style:text-properties style:font-name-asian="Arial Unicode MS" style:font-name-complex="Arial Unicode MS"/>
    </style:style>
    <style:style style:name="T15" style:family="text">
      <style:text-properties style:font-name="Calibri" fo:font-weight="bold" style:font-weight-asian="bold" style:font-name-complex="Times New Roman1" style:font-size-complex="11pt" style:font-weight-complex="bold"/>
    </style:style>
    <style:style style:name="T16" style:family="text">
      <style:text-properties style:font-name="Calibri" fo:font-weight="bold" officeooo:rsid="001bc908" style:font-weight-asian="bold" style:font-name-complex="Times New Roman1" style:font-size-complex="11pt" style:font-weight-complex="bold"/>
    </style:style>
    <style:style style:name="T17" style:family="text">
      <style:text-properties style:font-name="Calibri" fo:language="en" fo:country="IN" style:font-name-complex="Times New Roman1" style:font-size-complex="11pt"/>
    </style:style>
    <style:style style:name="T18" style:family="text">
      <style:text-properties style:font-name="Calibri" style:font-name-complex="Times New Roman1" style:font-size-complex="11pt"/>
    </style:style>
    <style:style style:name="T19" style:family="text">
      <style:text-properties fo:font-size="12pt"/>
    </style:style>
    <style:style style:name="T20" style:family="text">
      <style:text-properties fo:font-size="12pt" fo:font-style="normal" officeooo:rsid="00168f02" style:font-name-asian="Arial Unicode MS" style:font-size-asian="12pt" style:font-style-asian="normal" style:font-name-complex="Arial Unicode MS" style:font-size-complex="12pt" style:font-style-complex="normal"/>
    </style:style>
    <style:style style:name="T21" style:family="text">
      <style:text-properties fo:font-size="12pt" fo:font-style="italic"/>
    </style:style>
    <style:style style:name="T22" style:family="text">
      <style:text-properties fo:font-size="18pt" style:font-name-asian="Arial Unicode MS" style:font-size-asian="18pt" style:font-name-complex="Arial Unicode MS" style:font-size-complex="18pt"/>
    </style:style>
    <style:style style:name="T23" style:family="text">
      <style:text-properties fo:font-variant="normal" fo:text-transform="none" fo:color="#000000" style:text-line-through-style="none" style:text-line-through-type="none" style:text-position="0% 100%" style:font-name="Times" fo:font-size="14pt" fo:font-style="normal" style:text-underline-style="none" fo:font-weight="normal" style:font-name-asian="Times1" style:font-size-asian="14pt" style:font-style-asian="normal" style:font-weight-asian="normal" style:font-name-complex="Times1" style:font-size-complex="14pt" style:font-style-complex="normal"/>
    </style:style>
    <style:style style:name="T24" style:family="text">
      <style:text-properties fo:font-variant="normal" fo:text-transform="none" fo:color="#000000" style:text-line-through-style="none" style:text-line-through-type="none" style:text-position="0% 100%" style:font-name="Times" fo:font-size="14pt" fo:font-style="normal" style:text-underline-style="none" fo:font-weight="bold" officeooo:rsid="00192e3b" style:font-name-asian="Arial Unicode MS" style:font-size-asian="14pt" style:font-style-asian="normal" style:font-weight-asian="bold" style:font-name-complex="Arial Unicode MS" style:font-size-complex="14pt" style:font-style-complex="normal" style:font-weight-complex="bold"/>
    </style:style>
    <style:style style:name="T25" style:family="text">
      <style:text-properties fo:font-variant="normal" fo:text-transform="none" fo:color="#000000" style:text-line-through-style="none" style:text-line-through-type="none" style:text-position="0% 100%" style:font-name="Times" fo:font-size="14pt" fo:font-style="normal" style:text-underline-style="none" fo:font-weight="bold" officeooo:rsid="0019374f" style:font-name-asian="Arial Unicode MS" style:font-size-asian="14pt" style:font-style-asian="normal" style:font-weight-asian="bold" style:font-name-complex="Arial Unicode MS" style:font-size-complex="14pt" style:font-style-complex="normal" style:font-weight-complex="bold"/>
    </style:style>
    <style:style style:name="T26" style:family="text">
      <style:text-properties fo:font-variant="normal" fo:text-transform="none" fo:color="#000000" style:text-line-through-style="none" style:text-line-through-type="none" style:text-position="0% 100%" style:font-name="Times"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T27" style:family="text">
      <style:text-properties fo:font-variant="normal" fo:text-transform="none" fo:color="#000000" style:text-line-through-style="none" style:text-line-through-type="none" style:text-position="0% 100%" style:font-name="Times" fo:font-size="12pt" fo:font-style="italic" style:text-underline-style="none" fo:font-weight="normal" officeooo:rsid="0017f567" style:font-name-asian="Times1" style:font-size-asian="12pt" style:font-style-asian="italic" style:font-weight-asian="normal" style:font-name-complex="Times1" style:font-size-complex="12pt" style:font-style-complex="italic"/>
    </style:style>
    <style:style style:name="T28" style:family="text">
      <style:text-properties fo:font-variant="normal" fo:text-transform="none" fo:color="#000000" style:text-line-through-style="none" style:text-line-through-type="none" style:text-position="0% 100%" style:font-name="Times" fo:font-size="12pt" fo:font-style="italic" style:text-underline-style="none" fo:font-weight="normal" officeooo:rsid="00192e3b" style:font-name-asian="Times1" style:font-size-asian="12pt" style:font-style-asian="italic" style:font-weight-asian="normal" style:font-name-complex="Times1" style:font-size-complex="12pt" style:font-style-complex="italic"/>
    </style:style>
    <style:style style:name="T29" style:family="text">
      <style:text-properties fo:font-variant="normal" fo:text-transform="none" fo:color="#000000" style:text-line-through-style="none" style:text-line-through-type="none" style:text-position="0% 100%" style:font-name="Times" fo:font-size="12pt" fo:font-style="italic" style:text-underline-style="none" fo:font-weight="normal" officeooo:rsid="00192e3b" style:font-name-asian="Times1" style:font-size-asian="12pt" style:font-style-asian="italic" style:font-weight-asian="normal" style:font-name-complex="Times1" style:font-size-complex="12pt" style:font-style-complex="italic" style:font-weight-complex="bold"/>
    </style:style>
    <style:style style:name="T30" style:family="text">
      <style:text-properties fo:font-variant="normal" fo:text-transform="none" fo:color="#000000" style:text-line-through-style="none" style:text-line-through-type="none" style:text-position="0% 100%" style:font-name="Times" fo:font-size="12pt" fo:font-style="italic" style:text-underline-style="none" fo:font-weight="normal" officeooo:rsid="0019374f" style:font-name-asian="Times1" style:font-size-asian="12pt" style:font-style-asian="italic" style:font-weight-asian="normal" style:font-name-complex="Times1" style:font-size-complex="12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fo:font-size="16pt" fo:font-style="normal" style:text-underline-style="none" fo:font-weight="bold" officeooo:rsid="00192e3b" style:font-name-asian="Arial Unicode MS" style:font-size-asian="16pt" style:font-style-asian="normal" style:font-weight-asian="bold" style:font-name-complex="Arial Unicode MS" style:font-size-complex="16pt" style:font-style-complex="normal" style:font-weight-complex="bold"/>
    </style:style>
    <style:style style:name="T32" style:family="text">
      <style:text-properties fo:font-variant="normal" fo:text-transform="none" fo:color="#000000" style:text-line-through-style="none" style:text-line-through-type="none" style:text-position="0% 100%" style:font-name="Times" fo:font-size="16pt" fo:font-style="normal" style:text-underline-style="none" fo:font-weight="bold" officeooo:rsid="0027b7c6" style:font-name-asian="Arial Unicode MS" style:font-size-asian="16pt" style:font-style-asian="normal" style:font-weight-asian="bold" style:font-name-complex="Arial Unicode MS" style:font-size-complex="16pt" style:font-style-complex="normal" style:font-weight-complex="bold"/>
    </style:style>
    <style:style style:name="T33" style:family="text">
      <style:text-properties fo:font-variant="normal" fo:text-transform="none" fo:color="#000000" style:text-line-through-style="none" style:text-line-through-type="none" style:text-position="0% 100%" fo:font-size="14pt" fo:language="en" fo:country="IN" fo:font-style="normal" style:text-underline-style="none" fo:font-weight="normal" style:font-size-asian="14pt" style:font-style-asian="normal" style:font-weight-asian="normal" style:font-name-complex="Times1" style:font-size-complex="14pt" style:font-style-complex="normal"/>
    </style:style>
    <style:style style:name="T34" style:family="text">
      <style:text-properties fo:font-variant="normal" fo:text-transform="none" fo:color="#000000" style:text-line-through-style="none" style:text-line-through-type="none" style:text-position="0% 100%"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T35"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b18b1" style:text-blink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37"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b18b1"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38"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normal" officeooo:rsid="0019374f" style:font-name-asian="Arial Unicode MS" style:font-size-asian="13pt" style:font-style-asian="normal" style:font-weight-asian="bold" style:font-name-complex="Arial Unicode MS" style:font-size-complex="13pt" style:font-style-complex="normal" style:font-weight-complex="bold"/>
    </style:style>
    <style:style style:name="T39"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bold" officeooo:rsid="0019374f" style:font-name-asian="Arial Unicode MS" style:font-size-asian="13pt" style:font-style-asian="normal" style:font-weight-asian="bold" style:font-name-complex="Arial Unicode MS" style:font-size-complex="13pt" style:font-style-complex="normal" style:font-weight-complex="bold"/>
    </style:style>
    <style:style style:name="T40" style:family="text">
      <style:text-properties fo:font-variant="normal" fo:text-transform="none" fo:color="#000000" style:text-line-through-style="none" style:text-line-through-type="none" style:text-position="0% 100%" style:font-name="Liberation Serif" fo:font-size="13pt" fo:letter-spacing="normal" fo:font-style="normal" style:text-underline-style="none" fo:font-weight="bold"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41" style:family="text">
      <style:text-properties fo:font-variant="normal" fo:text-transform="none" fo:color="#000000" style:text-line-through-style="none" style:text-line-through-type="none" style:text-position="0% 100%" style:font-name="Liberation Serif" fo:font-size="14pt" fo:font-style="normal" style:text-underline-style="none" fo:font-weight="normal" officeooo:rsid="001c94ca" style:font-name-asian="Arial Unicode MS" style:font-size-asian="14pt" style:font-style-asian="normal" style:font-weight-asian="normal" style:font-name-complex="Arial Unicode MS" style:font-size-complex="14pt" style:font-style-complex="normal" style:font-weight-complex="normal"/>
    </style:style>
    <style:style style:name="T42" style:family="text">
      <style:text-properties fo:font-variant="normal" fo:text-transform="none" fo:color="#222222" style:text-line-through-style="none" style:text-line-through-type="none" style:text-position="0% 100%" style:font-name="Liberation Serif" fo:font-size="13pt" fo:letter-spacing="normal" fo:font-style="normal" style:text-underline-style="none" fo:font-weight="normal" officeooo:rsid="001b18b1" style:text-blink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43" style:family="text">
      <style:text-properties fo:font-variant="normal" fo:text-transform="none" fo:color="#222222" style:text-line-through-style="none" style:text-line-through-type="none" style:text-position="0% 100%" style:font-name="Liberation Serif" fo:font-size="13pt" fo:letter-spacing="normal" fo:font-style="normal" style:text-underline-style="none" fo:font-weight="normal"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44" style:family="text">
      <style:text-properties fo:font-variant="normal" fo:text-transform="none" fo:color="#222222" style:text-line-through-style="none" style:text-line-through-type="none" style:text-position="0% 100%" style:font-name="Liberation Serif" fo:font-size="13pt" fo:letter-spacing="normal" fo:font-style="normal" style:text-underline-style="none" fo:font-weight="bold"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45" style:family="text">
      <style:text-properties fo:font-variant="normal" fo:text-transform="none" fo:color="#222222" style:text-line-through-style="none" style:text-line-through-type="none" style:text-position="0% 100%" style:font-name="Times New Roman" fo:font-size="20pt" fo:letter-spacing="normal" fo:font-style="normal" style:text-underline-style="none" fo:font-weight="bold" officeooo:rsid="001b18b1" style:text-blinking="false" fo:background-color="#ffffff" loext:char-shading-value="0" style:font-name-asian="Arial Unicode MS" style:font-size-asian="20pt" style:font-style-asian="normal" style:font-weight-asian="normal" style:font-name-complex="Arial Unicode MS" style:font-size-complex="20pt" style:font-style-complex="normal" style:font-weight-complex="normal"/>
    </style:style>
    <style:style style:name="T46" style:family="text">
      <style:text-properties fo:font-variant="normal" fo:text-transform="none" fo:color="#0b0080" style:text-line-through-style="none" style:text-line-through-type="none" style:text-position="0% 100%" style:font-name="Liberation Serif" fo:font-size="13pt" fo:letter-spacing="normal" fo:font-style="normal" style:text-underline-style="none" fo:font-weight="normal" officeooo:rsid="0019374f" style:text-blinking="false" fo:background-color="#ffffff" loext:char-shading-value="0" style:font-name-asian="Arial Unicode MS" style:font-size-asian="13pt" style:font-style-asian="normal" style:font-weight-asian="bold" style:font-name-complex="Arial Unicode MS" style:font-size-complex="13pt" style:font-style-complex="normal" style:font-weight-complex="bold"/>
    </style:style>
    <style:style style:name="T47" style:family="text">
      <style:text-properties fo:font-size="14pt" fo:language="en" fo:country="IN" style:font-name-asian="Times New Roman1" style:font-size-asian="14pt" style:language-asian="en" style:country-asian="US" style:font-size-complex="14pt" style:language-complex="ar" style:country-complex="none"/>
    </style:style>
    <style:style style:name="T48" style:family="text">
      <style:text-properties fo:font-size="14pt" fo:language="en" fo:country="IN" fo:font-style="italic" style:font-size-asian="14pt" style:font-style-asian="italic" style:font-size-complex="14pt" style:font-style-complex="italic"/>
    </style:style>
    <style:style style:name="T49" style:family="text">
      <style:text-properties fo:font-size="14pt" fo:font-style="normal" officeooo:rsid="0017f567" style:font-name-asian="Arial Unicode MS" style:font-size-asian="14pt" style:font-style-asian="normal" style:font-name-complex="Arial Unicode MS" style:font-size-complex="14pt" style:font-style-complex="normal"/>
    </style:style>
    <style:style style:name="T50" style:family="text">
      <style:text-properties fo:font-size="14pt" fo:font-style="normal" officeooo:rsid="00192e3b" style:font-name-asian="Arial Unicode MS" style:font-size-asian="14pt" style:font-style-asian="normal" style:font-name-complex="Arial Unicode MS" style:font-size-complex="14pt" style:font-style-complex="normal"/>
    </style:style>
    <style:style style:name="T51" style:family="text">
      <style:text-properties fo:font-size="14pt" fo:font-style="normal" officeooo:rsid="002074b4" style:font-name-asian="Arial Unicode MS" style:font-size-asian="14pt" style:font-style-asian="normal" style:font-name-complex="Arial Unicode MS" style:font-size-complex="14pt" style:font-style-complex="normal"/>
    </style:style>
    <style:style style:name="T52" style:family="text">
      <style:text-properties fo:font-size="14pt" fo:font-style="normal" officeooo:rsid="00212ff0" style:font-name-asian="Arial Unicode MS" style:font-size-asian="14pt" style:font-style-asian="normal" style:font-name-complex="Arial Unicode MS" style:font-size-complex="14pt" style:font-style-complex="normal"/>
    </style:style>
    <style:style style:name="T53" style:family="text">
      <style:text-properties fo:font-size="14pt" fo:font-style="normal" officeooo:rsid="002199cc" style:font-name-asian="Arial Unicode MS" style:font-size-asian="14pt" style:font-style-asian="normal" style:font-name-complex="Arial Unicode MS" style:font-size-complex="14pt" style:font-style-complex="normal"/>
    </style:style>
    <style:style style:name="T54" style:family="text">
      <style:text-properties fo:font-size="14pt" fo:font-style="normal" officeooo:rsid="001bc908" style:font-name-asian="Arial Unicode MS" style:font-size-asian="14pt" style:font-style-asian="normal" style:font-name-complex="Arial Unicode MS" style:font-size-complex="14pt" style:font-style-complex="normal"/>
    </style:style>
    <style:style style:name="T55" style:family="text">
      <style:text-properties fo:font-size="14pt" fo:language="en" fo:country="US" style:font-name-asian="Times New Roman1" style:font-size-asian="14pt" style:language-asian="en" style:country-asian="US" style:font-size-complex="14pt" style:language-complex="ar" style:country-complex="none"/>
    </style:style>
    <style:style style:name="T56" style:family="text">
      <style:text-properties fo:font-size="14pt" fo:language="en" fo:country="US" fo:font-weight="bold" style:font-name-asian="Times New Roman1" style:font-size-asian="14pt" style:language-asian="en" style:country-asian="US" style:font-weight-asian="bold" style:font-size-complex="14pt" style:language-complex="ar" style:country-complex="none"/>
    </style:style>
    <style:style style:name="T57" style:family="text">
      <style:text-properties fo:font-size="14pt" fo:font-style="italic" style:font-size-asian="14pt" style:font-style-asian="italic" style:font-size-complex="14pt" style:font-style-complex="italic"/>
    </style:style>
    <style:style style:name="T58" style:family="text">
      <style:text-properties fo:color="#000000" style:text-line-through-style="none" style:text-line-through-type="none" style:text-position="0% 100%" fo:font-size="14pt" fo:language="en" fo:country="IN" fo:font-style="normal" style:text-underline-style="none" fo:font-weight="normal" style:font-name-asian="Times1" style:font-size-asian="14pt" style:font-style-asian="normal" style:font-weight-asian="normal" style:font-name-complex="Times1" style:font-size-complex="14pt" style:font-style-complex="normal"/>
    </style:style>
    <style:style style:name="T59" style:family="text">
      <style:text-properties fo:color="#000000" fo:font-size="14pt" fo:language="en" fo:country="US" style:text-underline-style="none" fo:font-weight="bold" style:letter-kerning="false" style:font-name-asian="Times New Roman1" style:font-size-asian="14pt" style:language-asian="zh" style:country-asian="CN" style:font-weight-asian="bold" style:font-size-complex="14pt" style:language-complex="ar" style:country-complex="none"/>
    </style:style>
    <style:style style:name="T60" style:family="text">
      <style:text-properties fo:color="#000000" fo:font-size="14pt" fo:language="en" fo:country="US" style:text-underline-style="none" style:letter-kerning="false" style:font-name-asian="Times New Roman1" style:font-size-asian="14pt" style:language-asian="zh" style:country-asian="CN" style:font-size-complex="14pt" style:language-complex="ar" style:country-complex="none"/>
    </style:style>
    <style:style style:name="T61" style:family="text">
      <style:text-properties fo:color="#000000" fo:font-size="14pt" fo:language="en" fo:country="IN" style:text-underline-style="none" fo:font-weight="bold" style:letter-kerning="false" style:font-name-asian="Times New Roman1" style:font-size-asian="14pt" style:language-asian="zh" style:country-asian="CN" style:font-weight-asian="bold" style:font-size-complex="14pt" style:language-complex="ar" style:country-complex="none"/>
    </style:style>
    <style:style style:name="T62" style:family="text">
      <style:text-properties style:font-name="Times New Roman" fo:font-size="14pt" fo:language="en" fo:country="IN" fo:font-style="normal" style:font-size-asian="14pt" style:font-style-asian="normal" style:font-name-complex="Times New Roman1" style:font-size-complex="14pt" style:font-style-complex="normal"/>
    </style:style>
    <style:style style:name="T63" style:family="text">
      <style:text-properties style:font-name="Times New Roman" fo:font-size="14pt" fo:font-style="normal" officeooo:rsid="00136c74" style:font-name-asian="Arial Unicode MS" style:font-size-asian="14pt" style:font-style-asian="normal" style:font-name-complex="Arial Unicode MS" style:font-size-complex="14pt" style:font-style-complex="normal"/>
    </style:style>
    <style:style style:name="T64" style:family="text">
      <style:text-properties style:font-name="Times New Roman" fo:font-size="14pt" fo:font-style="normal" officeooo:rsid="0024bf3f" style:font-name-asian="Arial Unicode MS" style:font-size-asian="14pt" style:font-style-asian="normal" style:font-name-complex="Arial Unicode MS" style:font-size-complex="14pt" style:font-style-complex="normal"/>
    </style:style>
    <style:style style:name="T65" style:family="text">
      <style:text-properties style:font-name="Times New Roman" fo:font-size="14pt" fo:font-style="normal" officeooo:rsid="0014d003" style:font-name-asian="Arial Unicode MS" style:font-size-asian="14pt" style:font-style-asian="normal" style:font-name-complex="Arial Unicode MS" style:font-size-complex="14pt" style:font-style-complex="normal"/>
    </style:style>
    <style:style style:name="T66" style:family="text">
      <style:text-properties style:font-name="Times New Roman" fo:font-size="14pt" fo:font-style="normal" officeooo:rsid="002074b4" style:font-name-asian="Arial Unicode MS" style:font-size-asian="14pt" style:font-style-asian="normal" style:font-name-complex="Arial Unicode MS" style:font-size-complex="14pt" style:font-style-complex="normal"/>
    </style:style>
    <style:style style:name="T67" style:family="text">
      <style:text-properties style:font-name="Times New Roman" fo:font-size="14pt" fo:font-style="normal" officeooo:rsid="002120f2" style:font-name-asian="Arial Unicode MS" style:font-size-asian="14pt" style:font-style-asian="normal" style:font-name-complex="Arial Unicode MS" style:font-size-complex="14pt" style:font-style-complex="normal"/>
    </style:style>
    <style:style style:name="T68" style:family="text">
      <style:text-properties style:font-name="Times New Roman" fo:font-size="14pt" fo:font-style="normal" officeooo:rsid="00212ff0" style:font-name-asian="Arial Unicode MS" style:font-size-asian="14pt" style:font-style-asian="normal" style:font-name-complex="Arial Unicode MS" style:font-size-complex="14pt" style:font-style-complex="normal"/>
    </style:style>
    <style:style style:name="T69" style:family="text">
      <style:text-properties style:font-name="Times New Roman" fo:font-size="14pt" fo:font-style="normal" officeooo:rsid="00168f02" style:font-name-asian="Arial Unicode MS" style:font-size-asian="14pt" style:font-style-asian="normal" style:font-name-complex="Arial Unicode MS" style:font-size-complex="14pt" style:font-style-complex="normal"/>
    </style:style>
    <style:style style:name="T70" style:family="text">
      <style:text-properties style:font-name="Times New Roman" fo:font-size="14pt" fo:font-style="normal" officeooo:rsid="002199cc" style:font-name-asian="Arial Unicode MS" style:font-size-asian="14pt" style:font-style-asian="normal" style:font-name-complex="Arial Unicode MS" style:font-size-complex="14pt" style:font-style-complex="normal"/>
    </style:style>
    <style:style style:name="T71" style:family="text">
      <style:text-properties style:font-name="Times New Roman" fo:font-size="13pt" fo:font-style="normal" officeooo:rsid="0014d003" style:font-name-asian="Arial Unicode MS" style:font-size-asian="13pt" style:font-style-asian="normal" style:font-name-complex="Arial Unicode MS" style:font-size-complex="13pt" style:font-style-complex="normal"/>
    </style:style>
    <style:style style:name="T72" style:family="text">
      <style:text-properties style:font-name="Times New Roman" fo:font-size="13pt" fo:font-style="normal" officeooo:rsid="00168f02" style:font-name-asian="Arial Unicode MS" style:font-size-asian="13pt" style:font-style-asian="normal" style:font-name-complex="Arial Unicode MS" style:font-size-complex="13pt" style:font-style-complex="normal"/>
    </style:style>
    <style:style style:name="T73" style:family="text">
      <style:text-properties style:font-name="Times New Roman" fo:font-size="13pt" fo:font-style="normal" officeooo:rsid="0017f567" style:font-name-asian="Arial Unicode MS" style:font-size-asian="13pt" style:font-style-asian="normal" style:font-name-complex="Arial Unicode MS" style:font-size-complex="13pt" style:font-style-complex="normal"/>
    </style:style>
    <style:style style:name="T74" style:family="text">
      <style:text-properties style:font-name="Times New Roman" fo:font-size="13pt" fo:font-style="normal" officeooo:rsid="0021bce5" style:font-name-asian="Arial Unicode MS" style:font-size-asian="13pt" style:font-style-asian="normal" style:font-name-complex="Arial Unicode MS" style:font-size-complex="13pt" style:font-style-complex="normal"/>
    </style:style>
    <style:style style:name="T75" style:family="text">
      <style:text-properties style:font-name="Times New Roman" fo:font-size="13pt" fo:font-style="normal" officeooo:rsid="002199cc" style:font-name-asian="Arial Unicode MS" style:font-size-asian="13pt" style:font-style-asian="normal" style:font-name-complex="Arial Unicode MS" style:font-size-complex="13pt" style:font-style-complex="normal"/>
    </style:style>
    <style:style style:name="T76" style:family="text">
      <style:text-properties style:font-name="Times New Roman" fo:font-size="13pt" style:font-size-asian="13pt" style:font-size-complex="13pt"/>
    </style:style>
    <style:style style:name="T77" style:family="text">
      <style:text-properties style:font-name="Times New Roman" fo:font-size="13pt" officeooo:rsid="0021bce5" style:font-size-asian="13pt" style:font-size-complex="13pt"/>
    </style:style>
    <style:style style:name="T78" style:family="text">
      <style:text-properties style:font-name="Times New Roman" fo:font-size="13pt" officeooo:rsid="00226793" style:font-size-asian="13pt" style:font-size-complex="13pt"/>
    </style:style>
    <style:style style:name="T79" style:family="text">
      <style:text-properties style:font-name="Times New Roman" fo:font-size="13pt" officeooo:rsid="0022a21b" style:font-size-asian="13pt" style:font-size-complex="13pt"/>
    </style:style>
    <style:style style:name="T80" style:family="text">
      <style:text-properties officeooo:rsid="0019001a"/>
    </style:style>
    <style:style style:name="T81" style:family="text">
      <style:text-properties fo:font-style="normal" style:font-name-asian="Arial Unicode MS" style:font-style-asian="normal" style:font-name-complex="Arial Unicode MS" style:font-style-complex="normal"/>
    </style:style>
    <style:style style:name="T82" style:family="text">
      <style:text-properties fo:font-style="normal" officeooo:rsid="00136c74" style:font-name-asian="Arial Unicode MS" style:font-style-asian="normal" style:font-name-complex="Arial Unicode MS" style:font-style-complex="normal"/>
    </style:style>
    <style:style style:name="T83" style:family="text">
      <style:text-properties fo:font-style="normal" officeooo:rsid="0017f567" style:font-name-asian="Arial Unicode MS" style:font-style-asian="normal" style:font-name-complex="Arial Unicode MS" style:font-style-complex="normal"/>
    </style:style>
    <style:style style:name="T84" style:family="text">
      <style:text-properties officeooo:rsid="00226793"/>
    </style:style>
    <style:style style:name="T85" style:family="text">
      <style:text-properties officeooo:rsid="001bc90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page_20_number"/></text:p>
      <text:p text:style-name="P4"><text:span text:style-name="page_20_number"><text:span text:style-name="T2">Determining the probability of detection for specified probability of false alarm and signal-to-noise ratio.</text:span></text:span></text:p>
      <text:p text:style-name="P5"><text:span text:style-name="page_20_number"/></text:p>
      <text:p text:style-name="P5"><text:span text:style-name="page_20_number"/></text:p>
      <text:p text:style-name="P5"><text:span text:style-name="page_20_number"/></text:p>
      <text:p text:style-name="P4"><text:span text:style-name="page_20_number"><text:span text:style-name="T5">Software Requirements Specification</text:span></text:span></text:p>
      <text:p text:style-name="P5"><text:span text:style-name="page_20_number"/></text:p>
      <text:p text:style-name="P4"><text:span text:style-name="page_20_number"><text:span text:style-name="T2">1.0</text:span></text:span></text:p>
      <text:p text:style-name="P4"><text:span text:style-name="page_20_number"><text:span text:style-name="T2">23 January 2018</text:span></text:span></text:p>
      <text:p text:style-name="P5"><text:span text:style-name="page_20_number"/></text:p>
      <text:p text:style-name="P5"><text:span text:style-name="page_20_number"/></text:p>
      <text:p text:style-name="P4"><text:span text:style-name="page_20_number"><text:span text:style-name="T2">Group L</text:span></text:span></text:p>
      <text:p text:style-name="P63"><text:span text:style-name="page_20_number"><text:span text:style-name="T2">Dha</text:span></text:span><text:span text:style-name="page_20_number"><text:span text:style-name="T4">a</text:span></text:span><text:span text:style-name="page_20_number"><text:span text:style-name="T2">rna, Naman, Surya, Nit</text:span></text:span><text:span text:style-name="page_20_number"><text:span text:style-name="T4">h</text:span></text:span><text:span text:style-name="page_20_number"><text:span text:style-name="T2">in, Ayush</text:span></text:span></text:p>
      <text:p text:style-name="P5"><text:span text:style-name="page_20_number"/></text:p>
      <text:p text:style-name="P5"><text:span text:style-name="page_20_number"/></text:p>
      <text:p text:style-name="P5"><text:span text:style-name="page_20_number"/></text:p>
      <text:p text:style-name="P5"><text:span text:style-name="page_20_number"/></text:p>
      <text:p text:style-name="P4"><text:span text:style-name="page_20_number"><text:span text:style-name="T6">Prepared for</text:span></text:span></text:p>
      <text:p text:style-name="P4"><text:span text:style-name="page_20_number"><text:span text:style-name="T6">CS 258 Software Engineering</text:span></text:span></text:p>
      <text:p text:style-name="P4"><text:span text:style-name="page_20_number"><text:span text:style-name="T6">Spring 2018</text:span></text:span></text:p>
      <text:p text:style-name="P5"><text:span text:style-name="page_20_number"/></text:p>
      <text:p text:style-name="P2"/>
      <text:p text:style-name="P35"><text:span text:style-name="page_20_number"/></text:p>
      <text:h text:style-name="Heading_20_1" text:outline-level="1"><text:bookmark-start text:name="_Toc"/><text:span text:style-name="page_20_number"><text:span text:style-name="T14">Revision History</text:span></text:span><text:bookmark-end text:name="_Toc"/></text:h>
      <text:p text:style-name="P6"><text:span text:style-name="page_20_numb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page_20_number"><text:span text:style-name="T15">Date</text:span></text:span></text:p>
          </table:table-cell>
          <table:table-cell table:style-name="Table1.A1" office:value-type="string">
            <text:p text:style-name="P10"><text:span text:style-name="page_20_number"><text:span text:style-name="T15">Description</text:span></text:span></text:p>
          </table:table-cell>
          <table:table-cell table:style-name="Table1.A1" office:value-type="string">
            <text:p text:style-name="P10"><text:span text:style-name="page_20_number"><text:span text:style-name="T15">Author</text:span></text:span><text:span text:style-name="page_20_number"><text:span text:style-name="T16">s</text:span></text:span></text:p>
          </table:table-cell>
          <table:table-cell table:style-name="Table1.A1" office:value-type="string">
            <text:p text:style-name="P10"><text:span text:style-name="page_20_number"><text:span text:style-name="T15">Comments</text:span></text:span></text:p>
          </table:table-cell>
        </table:table-row>
        <table:table-row table:style-name="Table1.2">
          <table:table-cell table:style-name="Table1.A2" office:value-type="string">
            <text:p text:style-name="P12"><text:span text:style-name="page_20_number"><text:span text:style-name="T17">23-01-18</text:span></text:span></text:p>
          </table:table-cell>
          <table:table-cell table:style-name="Table1.A2" office:value-type="string">
            <text:p text:style-name="P54">1.0</text:p>
          </table:table-cell>
          <table:table-cell table:style-name="Table1.A2" office:value-type="string">
            <text:p text:style-name="P54">Ayush, <text:span text:style-name="T85">Surya and Nithin.</text:span></text:p>
          </table:table-cell>
          <table:table-cell table:style-name="Table1.A2" office:value-type="string">
            <text:p text:style-name="P12"><text:span text:style-name="page_20_number"><text:span text:style-name="T17">Initial Proposal</text:span></text:span></text:p>
          </table:table-cell>
        </table:table-row>
        <table:table-row table:style-name="Table1.3">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row>
        <table:table-row table:style-name="Table1.3">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row>
        <table:table-row table:style-name="Table1.3">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row>
      </table:table>
      <text:p text:style-name="P6"><text:span text:style-name="page_20_number"/></text:p>
      <text:p text:style-name="Standard"><text:span text:style-name="page_20_number"/></text:p>
      <text:p text:style-name="Standard"><text:span text:style-name="page_20_number"/></text:p>
      <text:h text:style-name="Heading_20_1" text:outline-level="1"><text:bookmark-start text:name="_Toc1"/><text:span text:style-name="page_20_number"><text:span text:style-name="T14">Document Approval</text:span></text:span><text:bookmark-end text:name="_Toc1"/></text:h>
      <text:p text:style-name="Standard"><text:span text:style-name="page_20_number"/></text:p>
      <text:p text:style-name="P6"><text:span text:style-name="page_20_number">The following Software Requirements Specification has been accepted and approved by the following:</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text:span text:style-name="page_20_number"><text:span text:style-name="T15">Signature</text:span></text:span></text:p>
          </table:table-cell>
          <table:table-cell table:style-name="Table2.A1" office:value-type="string">
            <text:p text:style-name="P11"><text:span text:style-name="page_20_number"><text:span text:style-name="T15">Printed Name</text:span></text:span></text:p>
          </table:table-cell>
          <table:table-cell table:style-name="Table2.A1" office:value-type="string">
            <text:p text:style-name="P11"><text:span text:style-name="page_20_number"><text:span text:style-name="T15">Title</text:span></text:span></text:p>
          </table:table-cell>
          <table:table-cell table:style-name="Table2.A1" office:value-type="string">
            <text:p text:style-name="P11"><text:span text:style-name="page_20_number"><text:span text:style-name="T15">Date</text:span></text:span></text:p>
          </table:table-cell>
        </table:table-row>
        <table:table-row table:style-name="Table2.2">
          <table:table-cell table:style-name="Table2.A2" office:value-type="string">
            <text:p text:style-name="P14"/>
          </table:table-cell>
          <table:table-cell table:style-name="Table2.B2" office:value-type="string">
            <text:p text:style-name="P13"><text:span text:style-name="page_20_number"><text:span text:style-name="T18">&lt;Your Name&gt;</text:span></text:span></text:p>
          </table:table-cell>
          <table:table-cell table:style-name="Table2.B2" office:value-type="string">
            <text:p text:style-name="P15"/>
          </table:table-cell>
          <table:table-cell table:style-name="Table2.A2" office:value-type="string">
            <text:p text:style-name="P14"/>
          </table:table-cell>
        </table:table-row>
        <table:table-row table:style-name="Table2.2">
          <table:table-cell table:style-name="Table2.A2" office:value-type="string">
            <text:p text:style-name="P14"/>
          </table:table-cell>
          <table:table-cell table:style-name="Table2.B2" office:value-type="string">
            <text:p text:style-name="P15"/>
          </table:table-cell>
          <table:table-cell table:style-name="Table2.B2" office:value-type="string">
            <text:p text:style-name="P15"/>
          </table:table-cell>
          <table:table-cell table:style-name="Table2.A2" office:value-type="string">
            <text:p text:style-name="P14"/>
          </table:table-cell>
        </table:table-row>
        <table:table-row table:style-name="Table2.2">
          <table:table-cell table:style-name="Table2.A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A2" office:value-type="string">
            <text:p text:style-name="P14"/>
          </table:table-cell>
        </table:table-row>
      </table:table>
      <text:p text:style-name="P6"><text:span text:style-name="page_20_number"/></text:p>
      <text:p text:style-name="P7"><text:span text:style-name="page_20_number"><text:tab/><text:tab/><text:tab/><text:tab/><text:tab/></text:span></text:p>
      <text:p text:style-name="Standard"/>
      <text:p text:style-name="P34"><text:span text:style-name="page_20_number"><text:span text:style-name="T7">Table of Contents</text:span></text:span></text:p>
      <text:p text:style-name="Header"/>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Standard"/>
        </text:index-body>
      </text:table-of-content>
      <text:p text:style-name="P67">Revision History<text:tab/>ii</text:p>
      <text:p text:style-name="P67">Document Approval<text:tab/>ii</text:p>
      <text:p text:style-name="P67">1. Introduction<text:tab/>i</text:p>
      <text:p text:style-name="P69">1.1 Purpose<text:tab/>i</text:p>
      <text:p text:style-name="P69">1.2 Scope<text:tab/>i</text:p>
      <text:p text:style-name="P69">1.3 Definitions, Acronyms, and Abbreviations<text:tab/>i</text:p>
      <text:p text:style-name="P69">1.4 References<text:tab/>i</text:p>
      <text:p text:style-name="P69">1.5 Overview<text:tab/>i</text:p>
      <text:p text:style-name="P67">2. General Description<text:tab/>ii</text:p>
      <text:p text:style-name="P69">2.1 Product Perspective<text:tab/>ii</text:p>
      <text:p text:style-name="P69">2.2 Product Functions<text:tab/>ii</text:p>
      <text:p text:style-name="P69">2.3 User Characteristics<text:tab/>ii</text:p>
      <text:p text:style-name="P42"><text:span text:style-name="T14">2.4 </text:span><text:bookmark text:name="__DdeLink__585_1464589250"/><text:span text:style-name="T14">General Constraints<text:tab/>ii</text:span></text:p>
      <text:p text:style-name="P69">2.5 Assumptions and Dependencies<text:tab/>ii</text:p>
      <text:p text:style-name="P69"><text:bookmark text:name="__DdeLink__1127_1844422874"/>2.6 Operating Environment<text:tab/>ii</text:p>
      <text:p text:style-name="P69">2.7 Technology to be used<text:tab/>ii</text:p>
      <text:p text:style-name="P67">3. Specific Requirements<text:tab/>ii</text:p>
      <text:p text:style-name="P69">3.1 External Interface Requirements<text:tab/>iii</text:p>
      <text:p text:style-name="P66">3.1.1 User Interfaces<text:tab/>iii</text:p>
      <text:p text:style-name="P66">3.1.2 Hardware Interfaces<text:tab/>iii</text:p>
      <text:p text:style-name="P66">3.1.3 Software Interfaces<text:tab/>iii</text:p>
      <text:p text:style-name="P66">3.1.4 Communications Interfaces<text:tab/>iii</text:p>
      <text:p text:style-name="P69">3.2 Functional Requirements<text:tab/>iii</text:p>
      <text:p text:style-name="P69">3.3 Non-Functional Requirements<text:tab/>iii</text:p>
      <text:p text:style-name="P69">3.4 Design Constraints<text:tab/>iv</text:p>
      <text:p text:style-name="P69">3.5 Logical Database Requirements<text:tab/>iv</text:p>
      <text:h text:style-name="P65" text:outline-level="1"><text:bookmark-start text:name="_Toc2"/><text:span text:style-name="page_20_number"><text:span text:style-name="T22">1. Introduction</text:span></text:span><text:bookmark-end text:name="_Toc2"/></text:h>
      <text:h text:style-name="Heading_20_2" text:outline-level="2"><text:bookmark-start text:name="_Toc3"/><text:span text:style-name="T23">The client requires </text:span><text:span text:style-name="T33">two</text:span><text:span text:style-name="T23"> software</text:span><text:span text:style-name="T33">s</text:span><text:span text:style-name="T23"> to be developed, of which the first one presents a graphical representation based on three critical parameters which are the probability of detection, the probability of false alarm, signal-to-noise ratio.</text:span><text:span text:style-name="T33"> And the other software can be used to detect targets from a set of infrared images and later track the target.</text:span></text:h>
      <text:p text:style-name="Standard"/>
      <text:h text:style-name="Heading_20_2" text:outline-level="2"><text:span text:style-name="page_20_number"><text:span text:style-name="T8">1.1 Purpose</text:span></text:span><text:bookmark-end text:name="_Toc3"/></text:h>
      <text:h text:style-name="P68" text:outline-level="2"><text:bookmark-start text:name="_Toc4"/>The purpose of this SRS is to provide the end user the details about the operation of the products and all the specifications of the products. It is a comprehensive guide for anybody who is interested in knowing about the software in detail and wishes to pursue developing them.</text:h>
      <text:h text:style-name="P39" text:outline-level="2"><text:span text:style-name="page_20_number"/></text:h>
      <text:h text:style-name="Heading_20_2" text:outline-level="2"><text:span text:style-name="page_20_number"><text:span text:style-name="T8">1.2 Scope</text:span></text:span><text:bookmark-end text:name="_Toc4"/></text:h>
      <text:p text:style-name="P20"><text:span text:style-name="T23">The softwares to be developed are </text:span><text:span text:style-name="T26">P</text:span><text:span text:style-name="T34">o</text:span><text:span text:style-name="T26">D </text:span><text:span text:style-name="T23">and </text:span><text:span text:style-name="T34">Target Tracking System.</text:span></text:p>
      <text:p text:style-name="P20"><text:span text:style-name="T26">The P</text:span><text:span text:style-name="T34">o</text:span><text:span text:style-name="T26">D will plot a graph between probability of detection and signal-to-noise ratio having different probability of false alarm. </text:span><text:span text:style-name="T23">The client should be able to get the probability of detection corresponding to a specified probability of false alarm and signal-to-noise ratio and vice versa</text:span><text:span text:style-name="T34">.</text:span></text:p>
      <text:p text:style-name="P36"/>
      <text:p text:style-name="P37"><text:span text:style-name="T34">Target Tracking System deals with measurement extraction and their processing in the case where a detection is a set of cells or pixels in which </text:span><text:span text:style-name="T58">received</text:span><text:span text:style-name="T34"> signal indicates the existence of a target. It is used to detect targets using centroid estimation technique and segmentation. The targets are tracked based on the tracking filters designed using white noise measurement and autocorrelation.</text:span></text:p>
      <text:h text:style-name="Heading_20_2" text:outline-level="2"><text:bookmark-start text:name="_Toc5"/><text:span text:style-name="page_20_number"><text:span text:style-name="T8">1.3 Definitions, Acronyms, and Abbreviations</text:span></text:span><text:bookmark-end text:name="_Toc5"/></text:h>
      <table:table table:name="Table3" table:style-name="Table3">
        <table:table-column table:style-name="Table3.A"/>
        <table:table-column table:style-name="Table3.B"/>
        <table:table-row table:style-name="Table3.1">
          <table:table-cell table:style-name="Table3.A1" office:value-type="string">
            <text:p text:style-name="P55">Terms</text:p>
          </table:table-cell>
          <table:table-cell table:style-name="Table3.A1" office:value-type="string">
            <text:p text:style-name="P56">Definition</text:p>
          </table:table-cell>
        </table:table-row>
        <table:table-row table:style-name="Table3.2">
          <table:table-cell table:style-name="Table3.A2" office:value-type="string">
            <text:p text:style-name="P58">Probability of detection</text:p>
          </table:table-cell>
          <table:table-cell table:style-name="Table3.A2" office:value-type="string">
            <text:p text:style-name="P19">The probability that the search object will be detected under given conditions if it is in the area searched.</text:p>
          </table:table-cell>
        </table:table-row>
        <table:table-row table:style-name="Table3.2">
          <table:table-cell table:style-name="Table3.A3" office:value-type="string">
            <text:p text:style-name="P58">False alarm</text:p>
          </table:table-cell>
          <table:table-cell table:style-name="Table3.A3" office:value-type="string">
            <text:p text:style-name="P18"><text:span text:style-name="T62">An erroneous radar target detection decision caused by noise or other interference exceeding the detection </text:span><text:soft-page-break/><text:span text:style-name="T62">threshold.</text:span></text:p>
            <text:p text:style-name="P19"/>
          </table:table-cell>
        </table:table-row>
        <table:table-row table:style-name="Table3.4">
          <table:table-cell table:style-name="Table3.A4" office:value-type="string">
            <text:p text:style-name="P57">Signal-to-noise ratio (SNR)</text:p>
          </table:table-cell>
          <table:table-cell table:style-name="Table3.A4" office:value-type="string">
            <text:p text:style-name="P16"><text:span text:style-name="T55">Signal-to-noise ratio (abbreviated </text:span><text:span text:style-name="T56">SNR</text:span><text:span text:style-name="T55"> or S/N) is a measure used in science and engineering that compares the level of a desired signal to the level of background noise. SN</text:span><text:span text:style-name="T47">R</text:span><text:span text:style-name="T55"> is</text:span><text:span text:style-name="T47"> </text:span><text:span text:style-name="T56">defined</text:span><text:span text:style-name="T55"> as the ratio of signal power to the noise power, often expressed in decibels.</text:span></text:p>
          </table:table-cell>
        </table:table-row>
        <table:table-row table:style-name="Table3.5">
          <table:table-cell table:style-name="Table3.A4" office:value-type="string">
            <text:p text:style-name="P57">MATLAB</text:p>
          </table:table-cell>
          <table:table-cell table:style-name="Table3.A4" office:value-type="string">
            <text:p text:style-name="P17"><text:span text:style-name="T59">MATLAB</text:span><text:span text:style-name="T60"> is a fourth-generation programming language and numerical analysis environment. Uses for </text:span><text:span text:style-name="T59">MATLAB</text:span><text:span text:style-name="T61"> </text:span><text:span text:style-name="T60">include matrix calculations, developing and running algorithms, creating user interfaces (UI) and data visualization.</text:span></text:p>
          </table:table-cell>
        </table:table-row>
        <table:table-row table:style-name="Table3.6">
          <table:table-cell table:style-name="Table3.A4" office:value-type="string">
            <text:p text:style-name="P57">Image Segmentation</text:p>
          </table:table-cell>
          <table:table-cell table:style-name="Table3.A4" office:value-type="string">
            <text:p text:style-name="P16"><text:span text:style-name="T55">In computer vision, </text:span><text:span text:style-name="T56">image segmentation</text:span><text:span text:style-name="T55"> is the process of partitioning a digital </text:span><text:span text:style-name="T56">image</text:span><text:span text:style-name="T55"> into multiple segments (sets of pixels, also known as super-pixels). The goal of</text:span><text:span text:style-name="T47"> </text:span><text:span text:style-name="T56">segmentation</text:span><text:span text:style-name="T55"> is to simplify and/or change the representation of an </text:span><text:span text:style-name="T56">image</text:span><text:span text:style-name="T55"> into something that is more meaningful and easier to </text:span><text:span text:style-name="T47">analyse</text:span><text:span text:style-name="T55">.</text:span></text:p>
          </table:table-cell>
        </table:table-row>
        <table:table-row table:style-name="Table3.7">
          <table:table-cell table:style-name="Table3.A4" office:value-type="string">
            <text:p text:style-name="P57">Centroid Tracker</text:p>
          </table:table-cell>
          <table:table-cell table:style-name="Table3.A4" office:value-type="string">
            <text:p text:style-name="P19">Tracker which tracks the calculated centroids of clusters.</text:p>
          </table:table-cell>
        </table:table-row>
        <table:table-row table:style-name="Table3.8">
          <table:table-cell table:style-name="Table3.A4" office:value-type="string">
            <text:p text:style-name="P57">Forward looking infrared imaging sensor (FLIR sensor)</text:p>
          </table:table-cell>
          <table:table-cell table:style-name="Table3.A4" office:value-type="string">
            <text:p text:style-name="P19">It senses infrared radiation and are installed in forward looking infrared cameras.</text:p>
          </table:table-cell>
        </table:table-row>
        <table:table-row table:style-name="Table3.8">
          <table:table-cell table:style-name="Table3.A4" office:value-type="string">
            <text:p text:style-name="P57">Autocorrelation</text:p>
          </table:table-cell>
          <table:table-cell table:style-name="Table3.A4" office:value-type="string">
            <text:p text:style-name="P19">Correlation of a signal with a delayed copy of itself as a function of delay.</text:p>
          </table:table-cell>
        </table:table-row>
      </table:table>
      <text:h text:style-name="P40" text:outline-level="2"><text:span text:style-name="page_20_number"/></text:h>
      <text:h text:style-name="Heading_20_2" text:outline-level="2"><text:span text:style-name="page_20_number"><text:span text:style-name="T8">1.4 References</text:span></text:span></text:h>
      <text:p text:style-name="Standard"><text:span text:style-name="page_20_number"><text:span text:style-name="T57">Following are the resources used :</text:span></text:span></text:p>
      <text:list xml:id="list21573647" text:style-name="WWNum1">
        <text:list-item>
          <text:p text:style-name="P64"><text:span text:style-name="page_20_number"><text:span text:style-name="T48"><text:s/>INTRODUCTION TO ELECTRO-OPTICAL IMAGING AND TRACKING SYSTEMS by Khalil Seyrafi and S.A. Hovanessian</text:span></text:span></text:p>
        </text:list-item>
        <text:list-item>
          <text:p text:style-name="P64"><text:span text:style-name="page_20_number"><text:span text:style-name="T48"><text:s/>Tracking and Data Fusion: A Handbook of Algorithms by Peter K.Willett, Xin Tian, and Yaakov Bar-Shalom</text:span></text:span></text:p>
        </text:list-item>
        <text:list-item>
          <text:p text:style-name="P64"><text:span text:style-name="page_20_number"><text:span text:style-name="T48"><text:s/>Wikipedia</text:span></text:span></text:p>
        </text:list-item>
        <text:list-item>
          <text:p text:style-name="P64"><text:soft-page-break/><text:span text:style-name="page_20_number"><text:span text:style-name="T48"><text:s/></text:span></text:span><text:a xlink:type="simple" xlink:href="https://www.twi-global.com/capabilities/integrity-management/non-destructive-testing/probability-of-detection/" text:style-name="Internet_20_link" text:visited-style-name="Visited_20_Internet_20_Link"><text:span text:style-name="T48">https://www.twi-global.com/capabilities/integrity-management/non-destructive-testing/probability-of-detection/</text:span></text:a></text:p>
        </text:list-item>
        <text:list-item>
          <text:p text:style-name="P64"><text:a xlink:type="simple" xlink:href="https://definedterm.com/" text:style-name="Internet_20_link" text:visited-style-name="Visited_20_Internet_20_Link"><text:span text:style-name="T48">https://definedterm.com/</text:span></text:a></text:p>
        </text:list-item>
        <text:list-item>
          <text:p text:style-name="P64"><text:span text:style-name="page_20_number"><text:span text:style-name="T48"><text:s/>&lt;to be updated soon&gt;</text:span></text:span></text:p>
        </text:list-item>
      </text:list>
      <text:p text:style-name="P38"><text:bookmark text:name="_GoBack"/><text:span text:style-name="page_20_number"/></text:p>
      <text:h text:style-name="Heading_20_2" text:outline-level="2"><text:span text:style-name="page_20_number"><text:span text:style-name="T8">1.5 Overview</text:span></text:span></text:h>
      <text:p text:style-name="P20"><text:span text:style-name="T23">The rest of the SRS contains all the details of the projects. It starts with the general description of the project </text:span><text:span text:style-name="T26">and all of its products. It also</text:span><text:span text:style-name="T23"> specifies the factors that affect the products. </text:span><text:span text:style-name="T26">Then</text:span><text:span text:style-name="T23"> followed by specific requirements</text:span><text:span text:style-name="T34"> in detailed terms</text:span><text:span text:style-name="T23"> which describe all the software and hardware requirements of the products</text:span><text:span text:style-name="T34"> and description of the different system interfaces.</text:span></text:p>
      <text:p text:style-name="P38"><text:span text:style-name="page_20_number"/></text:p>
      <text:p text:style-name="P38"><text:span text:style-name="page_20_number"/></text:p>
      <text:h text:style-name="P44" text:outline-level="1"><text:span text:style-name="page_20_number"><text:span text:style-name="T22">2. General Description</text:span></text:span></text:h>
      <text:h text:style-name="P41" text:outline-level="2"><text:bookmark text:name="_Toc9"/><text:span text:style-name="page_20_number"><text:span text:style-name="T8">2.1 Product Perspective</text:span></text:span></text:h>
      <text:p text:style-name="P9"><text:span text:style-name="page_20_number"><text:span text:style-name="T81"><text:s/></text:span></text:span><text:span text:style-name="page_20_number"><text:span text:style-name="T63">The first software aims to calculate the probability of detection given the </text:span></text:span><text:span text:style-name="page_20_number"><text:span text:style-name="T64">probability</text:span></text:span><text:span text:style-name="page_20_number"><text:span text:style-name="T63"> of false alarm and signal-to-noise ratio. This product will be developed and tested using MATLAB – </text:span></text:span><text:span text:style-name="page_20_number"><text:span text:style-name="T65">a numerical computing environment</text:span></text:span><text:span text:style-name="page_20_number"><text:span text:style-name="T63">.</text:span></text:span></text:p>
      <text:p text:style-name="P9"><text:span text:style-name="page_20_number"><text:span text:style-name="T66">The Target Tracking software deals with the tracking of a specific target </text:span></text:span><text:span text:style-name="page_20_number"><text:span text:style-name="T67">using measurement extraction and their processing, using measured pixel intensit</text:span></text:span><text:span text:style-name="page_20_number"><text:span text:style-name="T68">i</text:span></text:span><text:span text:style-name="page_20_number"><text:span text:style-name="T67">es in the tracking window for an extended target and, image segmentation and clustering, in the case of small images. </text:span></text:span></text:p>
      <text:p text:style-name="P9"><text:span text:style-name="page_20_number"><text:span text:style-name="T82"/></text:span></text:p>
      <text:h text:style-name="P41" text:outline-level="2"><text:span text:style-name="page_20_number"><text:span text:style-name="T9">2.2 Product F</text:span></text:span><text:span text:style-name="page_20_number"><text:span text:style-name="T10">unctions</text:span></text:span></text:h>
      <text:p text:style-name="P9"><text:span text:style-name="page_20_number"><text:span text:style-name="T65">The main features of the PoD software are:</text:span></text:span></text:p>
      <text:list xml:id="list1248803248" text:style-name="L1">
        <text:list-item>
          <text:p text:style-name="P60"><text:span text:style-name="page_20_number"><text:span text:style-name="T71">Generat</text:span></text:span><text:span text:style-name="page_20_number"><text:span text:style-name="T72">ion of</text:span></text:span><text:span text:style-name="page_20_number"><text:span text:style-name="T71"> plots of probability of detection versus </text:span></text:span><text:span text:style-name="page_20_number"><text:span text:style-name="T72">SNR</text:span></text:span><text:span text:style-name="page_20_number"><text:span text:style-name="T71"> for a specified probability of false alarm rate.</text:span></text:span></text:p>
        </text:list-item>
        <text:list-item>
          <text:p text:style-name="P60"><text:span text:style-name="page_20_number"><text:span text:style-name="T71">Value of the </text:span></text:span><text:span text:style-name="page_20_number"><text:span text:style-name="T72">PoD </text:span></text:span><text:span text:style-name="page_20_number"><text:span text:style-name="T73">as output, </text:span></text:span><text:span text:style-name="page_20_number"><text:span text:style-name="T72">when SNR and probability of false alarm are specified.</text:span></text:span></text:p>
        </text:list-item>
      </text:list>
      <text:p text:style-name="P9"><text:span text:style-name="page_20_number"><text:span text:style-name="T69"/></text:span></text:p>
      <text:p text:style-name="P9"><text:span text:style-name="page_20_number"><text:span text:style-name="T70">The Target Tracking software will perform the following tasks:</text:span></text:span></text:p>
      <text:list xml:id="list2495565199" text:style-name="L2">
        <text:list-item>
          <text:p text:style-name="P61"><text:span text:style-name="page_20_number"><text:span text:style-name="T74">Detect a target by using the relation</text:span></text:span><text:span text:style-name="page_20_number"><text:span text:style-name="T75"> </text:span></text:span><text:span text:style-name="page_20_number"><text:span text:style-name="T74">between </text:span></text:span><text:span text:style-name="page_20_number"><text:span text:style-name="T75">the measurement noise statistics of the single frame based centroi</text:span></text:span><text:span text:style-name="page_20_number"><text:span text:style-name="T74">d</text:span></text:span><text:span text:style-name="page_20_number"><text:span text:style-name="T75"> </text:span></text:span><text:span text:style-name="T76">estimate and the centroid offset estimate based on two adjacent frames </text:span><text:span text:style-name="T77">in the tracking window,</text:span><text:span text:style-name="T76"> <text:s/></text:span><text:span text:style-name="T77">and</text:span><text:span text:style-name="T76"> the SNR for an </text:span><text:span text:style-name="T78">FL</text:span><text:span text:style-name="T79">i</text:span><text:span text:style-name="T78">R imaging</text:span><text:span text:style-name="T76"> sensor.</text:span></text:p>
        </text:list-item>
        <text:list-item>
          <text:p text:style-name="P62"><text:soft-page-break/>Track the detected target using the tracking filters devised for single and two targets with the help of the above measurements and using the offset measurements accounting for its recorded noise autocorrelation.</text:p>
        </text:list-item>
        <text:list-item>
          <text:p text:style-name="P62">Determine the centroid of a <text:span text:style-name="T84">binary</text:span> segmented image, <text:span text:style-name="T84">generated using multilayer segmentation technique, and track its motion using the centroid measurements.</text:span></text:p>
        </text:list-item>
      </text:list>
      <text:p text:style-name="P9"><text:span text:style-name="page_20_number"><text:span text:style-name="T20"/></text:span></text:p>
      <text:h text:style-name="P41" text:outline-level="2"><text:span text:style-name="page_20_number"><text:span text:style-name="T11">2.3 User Characteristics</text:span></text:span></text:h>
      <text:p text:style-name="P9"><text:span text:style-name="page_20_number"><text:span text:style-name="T49">This software is specifically designed to be used by professors, research scholars and students who are associated with the technical tasks in the field of Astronomy </text:span></text:span><text:span text:style-name="page_20_number"><text:span text:style-name="T50">for educational purposes</text:span></text:span><text:span text:style-name="page_20_number"><text:span text:style-name="T49">. </text:span></text:span><text:span text:style-name="page_20_number"><text:span text:style-name="T50">The </text:span></text:span><text:span text:style-name="page_20_number"><text:span text:style-name="T51">PoD</text:span></text:span><text:span text:style-name="page_20_number"><text:span text:style-name="T50"> software can also be utilized by</text:span></text:span><text:span text:style-name="page_20_number"><text:span text:style-name="T49"> </text:span></text:span><text:span text:style-name="page_20_number"><text:span text:style-name="T50">professional people in electro-optical systems and in radar and laser systems</text:span></text:span><text:span text:style-name="page_20_number"><text:span text:style-name="T49">.</text:span></text:span></text:p>
      <text:p text:style-name="P9"><text:span text:style-name="page_20_number"><text:span text:style-name="T52">On the other hand, the Target Tracking software is solely designed to be used by </text:span></text:span><text:span text:style-name="page_20_number"><text:span text:style-name="T53">professors and professional people in defense sector. This software is used in detection and tracking </text:span></text:span><text:span text:style-name="page_20_number"><text:span text:style-name="T54">systems</text:span></text:span><text:span text:style-name="page_20_number"><text:span text:style-name="T53"> along with infrared sensors.</text:span></text:span></text:p>
      <text:p text:style-name="P9"><text:span text:style-name="page_20_number"><text:span text:style-name="T83"/></text:span></text:p>
      <text:h text:style-name="P41" text:outline-level="2"><text:span text:style-name="page_20_number"><text:span text:style-name="T12">2.4 General Constraints</text:span></text:span></text:h>
      <text:p text:style-name="P21"><text:span text:style-name="page_20_number"><text:span text:style-name="T27">To be updated as soon as </text:span></text:span><text:span text:style-name="page_20_number"><text:span text:style-name="T28">the software and hardware are finalized.</text:span></text:span></text:p>
      <text:p text:style-name="P24"><text:span text:style-name="page_20_number"><text:span text:style-name="T28"/></text:span></text:p>
      <text:h text:style-name="P26" text:outline-level="2"><text:span text:style-name="page_20_number"><text:span text:style-name="T31">2.5 Assumptions and Dependencies</text:span></text:span></text:h>
      <text:p text:style-name="P21"><text:span text:style-name="page_20_number"><text:span text:style-name="T29">To be updated a</text:span></text:span><text:span text:style-name="page_20_number"><text:span text:style-name="T30">s</text:span></text:span><text:span text:style-name="page_20_number"><text:span text:style-name="T29"> the product finaliz</text:span></text:span><text:span text:style-name="page_20_number"><text:span text:style-name="T30">ed</text:span></text:span><text:span text:style-name="page_20_number"><text:span text:style-name="T29"> and testing its compatibility with other devices.</text:span></text:span></text:p>
      <text:p text:style-name="P24"><text:span text:style-name="page_20_number"><text:span text:style-name="T29"/></text:span></text:p>
      <text:h text:style-name="P27" text:outline-level="2"><text:span text:style-name="page_20_number"><text:span text:style-name="T31">2.6 Operating Environment</text:span></text:span></text:h>
      <text:p text:style-name="P24"><text:span text:style-name="page_20_number"><text:span text:style-name="T41">This software can be installed and run on Windows 10 platform with MATLAB Runtime already installed on the systems. </text:span></text:span></text:p>
      <text:p text:style-name="P24"><text:span text:style-name="page_20_number"><text:span text:style-name="T29"/></text:span></text:p>
      <text:h text:style-name="P27" text:outline-level="2"><text:span text:style-name="page_20_number"><text:span text:style-name="T31">2.</text:span></text:span><text:span text:style-name="page_20_number"><text:span text:style-name="T32">7</text:span></text:span><text:span text:style-name="page_20_number"><text:span text:style-name="T31"> Technologies To Be Used</text:span></text:span></text:h>
      <text:p text:style-name="P24"><text:span text:style-name="page_20_number"><text:span text:style-name="T24"/></text:span></text:p>
      <text:p text:style-name="P25"><text:span text:style-name="page_20_number"><text:span text:style-name="T25">MATLAB:</text:span></text:span></text:p>
      <text:p text:style-name="P24"><text:span text:style-name="page_20_number"><text:span text:style-name="T39">MATLAB </text:span></text:span><text:span text:style-name="page_20_number"><text:span text:style-name="T38">(</text:span></text:span><text:span text:style-name="page_20_number"><text:span text:style-name="T39">mat</text:span></text:span><text:span text:style-name="page_20_number"><text:span text:style-name="T38">rix </text:span></text:span><text:span text:style-name="page_20_number"><text:span text:style-name="T39">lab</text:span></text:span><text:span text:style-name="page_20_number"><text:span text:style-name="T38">oratory) is a </text:span></text:span><text:span text:style-name="page_20_number"><text:span text:style-name="T36">multi-paradigm</text:span></text:span><text:span text:style-name="page_20_number"><text:span text:style-name="T40"> </text:span></text:span><text:span text:style-name="page_20_number"><text:span text:style-name="T36">numerical computing</text:span></text:span><text:span text:style-name="page_20_number"><text:span text:style-name="T40"> </text:span></text:span><text:span text:style-name="page_20_number"><text:span text:style-name="T38">environment. A </text:span></text:span><text:span text:style-name="page_20_number"><text:span text:style-name="T36">proprietary programming language</text:span></text:span><text:span text:style-name="page_20_number"><text:span text:style-name="T40"> </text:span></text:span><text:span text:style-name="page_20_number"><text:span text:style-name="T38">developed by </text:span></text:span><text:span text:style-name="page_20_number"><text:span text:style-name="T36">MathWorks</text:span></text:span><text:span text:style-name="page_20_number"><text:span text:style-name="T38">, MATLAB allows </text:span></text:span><text:span text:style-name="page_20_number"><text:span text:style-name="T36">matrix</text:span></text:span><text:span text:style-name="page_20_number"><text:span text:style-name="T40"> </text:span></text:span><text:span text:style-name="page_20_number"><text:span text:style-name="T38">manipulations, plotting of </text:span></text:span><text:a xlink:type="simple" xlink:href="https://en.wikipedia.org/wiki/Function_(mathematics)" text:style-name="Internet_20_link" text:visited-style-name="Visited_20_Internet_20_Link"><text:span text:style-name="page_20_number"><text:span text:style-name="T36">functions</text:span></text:span></text:a><text:span text:style-name="page_20_number"><text:span text:style-name="T40"> </text:span></text:span><text:span text:style-name="page_20_number"><text:span text:style-name="T38">and data, implementation of </text:span></text:span><text:span text:style-name="page_20_number"><text:span text:style-name="T36">algorithms</text:span></text:span><text:span text:style-name="page_20_number"><text:span text:style-name="T38">, creation of </text:span></text:span><text:span text:style-name="page_20_number"><text:span text:style-name="T36">user interfaces</text:span></text:span><text:span text:style-name="page_20_number"><text:span text:style-name="T38">, and interfacing with programs written in other languages, including </text:span></text:span><text:span text:style-name="page_20_number"><text:span text:style-name="T36">C</text:span></text:span><text:span text:style-name="page_20_number"><text:span text:style-name="T38">, </text:span></text:span><text:span text:style-name="page_20_number"><text:span text:style-name="T36">C++</text:span></text:span><text:span text:style-name="page_20_number"><text:span text:style-name="T38">, </text:span></text:span><text:span text:style-name="page_20_number"><text:span text:style-name="T36">C#</text:span></text:span><text:span text:style-name="page_20_number"><text:span text:style-name="T38">, </text:span></text:span><text:span text:style-name="page_20_number"><text:span text:style-name="T36">Java</text:span></text:span><text:span text:style-name="page_20_number"><text:span text:style-name="T38">, </text:span></text:span><text:span text:style-name="page_20_number"><text:span text:style-name="T37">FORTRAN</text:span></text:span><text:span text:style-name="page_20_number"><text:span text:style-name="T40"> </text:span></text:span><text:span text:style-name="page_20_number"><text:span text:style-name="T38">and </text:span></text:span><text:span text:style-name="page_20_number"><text:span text:style-name="T36">Python</text:span></text:span><text:span text:style-name="page_20_number"><text:span text:style-name="T40">.</text:span></text:span></text:p>
      <text:p text:style-name="P24"><text:span text:style-name="page_20_number"><text:span text:style-name="T40"/></text:span></text:p>
      <text:p text:style-name="P24"><text:span text:style-name="page_20_number"><text:span text:style-name="T43">The MATLAB application is built around the MATLAB scripting language. Common usage of the MATLAB application involves using the Command Window as an interactive mathematical </text:span></text:span><text:a xlink:type="simple" xlink:href="https://en.wikipedia.org/wiki/Command_line_interface" text:style-name="Internet_20_link" text:visited-style-name="Visited_20_Internet_20_Link"><text:span text:style-name="page_20_number"><text:span text:style-name="T46">shell</text:span></text:span></text:a><text:span text:style-name="page_20_number"><text:span text:style-name="T44"> </text:span></text:span><text:span text:style-name="page_20_number"><text:span text:style-name="T43">or executing text files containing MATLAB code</text:span></text:span><text:span text:style-name="page_20_number"><text:span text:style-name="T40">.</text:span></text:span></text:p>
      <text:p text:style-name="P24"><text:span text:style-name="page_20_number"><text:span text:style-name="T40"/></text:span></text:p>
      <text:p text:style-name="P23"><text:bookmark text:name="_Toc7"/><text:soft-page-break/><text:span text:style-name="page_20_number"><text:span text:style-name="T35">This software was developed on the R2017a version of MATLAB. This version</text:span></text:span><text:span text:style-name="page_20_number"><text:span text:style-name="T42"> consists cloud-based MATLAB desktop accessed in a web browser</text:span></text:span><text:span text:style-name="page_20_number"><text:span text:style-name="T35">.</text:span></text:span></text:p>
      <text:p text:style-name="P23"><text:span text:style-name="page_20_number"><text:span text:style-name="T35"/></text:span></text:p>
      <text:p text:style-name="P23"><text:span text:style-name="page_20_number"><text:span text:style-name="T35"/></text:span></text:p>
      <text:p text:style-name="P52"><text:span text:style-name="page_20_number"><text:span text:style-name="T45">3.SPECIFIC REQUIREMENTS</text:span></text:span></text:p>
      <text:p text:style-name="P51"/>
      <text:p text:style-name="P51">3.1.EXTERNAL INTERFACE REQUIREMENTS</text:p>
      <text:p text:style-name="P45">3.1.1.USER INTERFACE</text:p>
      <text:p text:style-name="P47">To be updated soon as the GUI for the software is created.</text:p>
      <text:p text:style-name="P33">3.1.2.HARDWARE INTERFACE</text:p>
      <text:p text:style-name="P28">Since the PoD software doesn't have any designated hardware, there are no direct hardware interfaces.</text:p>
      <text:p text:style-name="P29">To be updated, when the Target Tracking software is developed.</text:p>
      <text:p text:style-name="P33">3.1.3.SOFTWARE INTERFACES</text:p>
      <text:p text:style-name="P28">The GUI in the pod software shall communicate with the underlying matlab files to generate graphs.</text:p>
      <text:p text:style-name="P32"><text:span text:style-name="T21">To be updated soon</text:span><text:span text:style-name="T19">.</text:span> </text:p>
      <text:p text:style-name="P33">3.1.4.COMMUNICATION INTERFACE</text:p>
      <text:p text:style-name="P31">This will be updated soon.</text:p>
      <text:p text:style-name="P33">3.2.FUNCTIONAL REQUIREMENTS</text:p>
      <text:p text:style-name="P29">To be updated while the product is being developed. Presently, the introduction and overview would provide a good idea about these requirements</text:p>
      <text:p text:style-name="P50"><text:span text:style-name="T13">3.3.TYPES OF NON FUNCTIONAL REQUIREMENTS</text:span></text:p>
      <text:p text:style-name="P49">This will be updated soon.</text:p>
      <text:p text:style-name="P33">3.4.DESIGN CONSTRAINTS</text:p>
      <text:p text:style-name="P28"><text:soft-page-break/>The design should be in accordance with the standards of MATLAB.</text:p>
      <text:p text:style-name="P33">3.5.LOGICAL DATABASE REQUIREMENTS</text:p>
      <text:p text:style-name="P30">This will b<text:span text:style-name="T80">e updated soon.</text:span></text:p>
      <text:p text:style-name="P23"><text:span text:style-name="page_20_number"><text:span text:style-name="T35"/></text:span></text:p>
      <text:p text:style-name="P22"><text:bookmark-start text:name="_Toc8"/></text:p>
      <text:h text:style-name="P43" text:outline-level="1"><text:span text:style-name="page_20_number"/></text:h>
      <text:h text:style-name="P43" text:outline-level="1"><text:span text:style-name="page_20_number"/></text:h>
      <text:h text:style-name="P43" text:outline-level="1"><text:span text:style-name="page_20_number"/></text:h>
      <text:h text:style-name="P43" text:outline-level="1"><text:span text:style-name="page_20_number"/></text:h>
      <text:p text:style-name="P8"><text:span text:style-name="page_20_number"/></text:p>
      <text:p text:style-name="P8"><text:span text:style-name="page_20_number"/></text:p>
      <text:p text:style-name="P8"><text:span text:style-name="page_20_number"/></text:p>
      <text:h text:style-name="P43" text:outline-level="1"><text:span text:style-name="page_20_number"/></text:h>
      <text:h text:style-name="Heading_20_1" text:outline-level="1"><text:bookmark-end text:name="_Toc8"/><text:span text:style-name="page_20_number"><text:span text:style-name="T1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2" svg:font-family="Times" style:font-family-generic="swiss"/>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padding="0in" fo:border="none"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2pt" fo:language="en" fo:country="US" style:text-underline-style="none" style:font-name-asian="Arial Unicode MS" style:font-family-asian="'Arial Unicode MS'"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fo:padding="0in" fo:border="none"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2pt" fo:language="en" fo:country="US" fo:font-style="italic" style:text-underline-style="none" style:font-name-asian="Arial Unicode MS" style:font-family-asian="'Arial Unicode MS'" style:font-family-generic-asian="system" style:font-pitch-asian="variable" style:font-size-asian="12pt" style:language-asian="en" style:country-asian="US" style:font-style-asian="italic" style:font-name-complex="Arial Unicode MS" style:font-family-complex="'Arial Unicode MS'" style:font-family-generic-complex="system" style:font-pitch-complex="variable" style:font-size-complex="12pt" style:language-complex="ar" style:country-complex="SA" style:font-style-complex="italic"/>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665in" fo:margin-bottom="0.0835in" loext:contextual-spacing="false" fo:text-align="start" style:justify-single-word="false" fo:orphans="2" fo:widows="2" fo:padding="0in" fo:border="none"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6pt" fo:language="en" fo:country="US" style:text-underline-style="none" fo:font-weight="bold" style:font-name-asian="Times1" style:font-family-asian="Times" style:font-family-generic-asian="system" style:font-pitch-asian="variable" style:font-size-asian="16pt" style:language-asian="en" style:country-asian="US" style:font-weight-asian="bold" style:font-name-complex="Times1" style:font-family-complex="Times"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665in" fo:margin-bottom="0.0835in" loext:contextual-spacing="false" fo:text-align="start" style:justify-single-word="false" fo:orphans="2" fo:widows="2" fo:padding="0in" fo:border="none"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4pt" fo:language="en" fo:country="US" style:text-underline-style="none" fo:font-weight="bold" style:font-name-asian="Times1" style:font-family-asian="Times" style:font-family-generic-asian="system" style:font-pitch-asian="variable" style:font-size-asian="14pt" style:language-asian="en" style:country-asian="US" style:font-weight-asian="bold" style:font-name-complex="Times1" style:font-family-complex="Times"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0835in" fo:margin-bottom="0.0417in" loext:contextual-spacing="false" fo:text-align="start" style:justify-single-word="false" fo:orphans="2" fo:widows="2" fo:padding="0in" fo:border="none" fo:keep-with-next="always"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2pt" fo:language="en" fo:country="US" style:text-underline-style="none" fo:font-weight="bold" style:font-name-asian="Times1" style:font-family-asian="Times" style:font-family-generic-asian="system" style:font-pitch-asian="variable" style:font-size-asian="12pt" style:language-asian="en" style:country-asian="US" style:font-weight-asian="bold" style:font-name-complex="Times1" style:font-family-complex="Times" style:font-family-generic-complex="system" style:font-pitch-complex="variable" style:font-size-complex="12pt" style:language-complex="ar" style:country-complex="SA" style:font-weight-complex="bold"/>
    </style:style>
    <style:style style:name="Footer" style:family="paragraph" style:parent-style-name="Standard" style:default-outline-level="" style:class="extra">
      <style:paragraph-properties fo:text-align="start" style:justify-single-word="false" fo:orphans="2" fo:widows="2" fo:padding="0in" fo:border="none" style:writing-mode="lr-tb">
        <style:tab-stops>
          <style:tab-stop style:position="0.1252in"/>
          <style:tab-stop style:position="0.25in"/>
          <style:tab-stop style:position="0.5in"/>
          <style:tab-stop style:position="3in" style:type="center"/>
          <style:tab-stop style:position="6in" style:type="right"/>
        </style:tab-stops>
      </style:paragraph-properties>
      <style:text-properties fo:color="#000000" style:font-name="Times" fo:font-family="Times" style:font-family-generic="roman" style:font-pitch="variable" fo:font-size="12pt" fo:language="en" fo:country="US" style:text-underline-style="none" style:font-name-asian="Arial Unicode MS" style:font-family-asian="'Arial Unicode MS'"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padding="0in" fo:border="none">
        <style:tab-stops>
          <style:tab-stop style:position="3in" style:type="center"/>
          <style:tab-stop style:position="6in" style:type="right"/>
        </style:tab-stops>
      </style:paragraph-properties>
      <style:text-properties fo:color="#000000" style:font-name="Times" fo:font-family="Times" style:font-family-generic="roman" style:font-pitch="variable" fo:font-size="12pt" fo:language="en" fo:country="US" style:text-underline-style="none" style:font-name-asian="Arial Unicode MS" style:font-family-asian="'Arial Unicode MS'"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language-complex="ar" style:country-complex="SA"/>
    </style:style>
    <style:style style:name="Title" style:family="paragraph" style:parent-style-name="Standard" style:default-outline-level="" style:class="chapter">
      <style:paragraph-properties fo:text-align="center" style:justify-single-word="false" fo:orphans="2" fo:widows="2" fo:padding="0in" fo:border="none" style:writing-mode="lr-tb">
        <style:tab-stops>
          <style:tab-stop style:position="0.1252in"/>
          <style:tab-stop style:position="0.25in"/>
          <style:tab-stop style:position="0.5in"/>
        </style:tab-stops>
      </style:paragraph-properties>
      <style:text-properties fo:color="#000000" style:font-name="Times" fo:font-family="Times" style:font-family-generic="roman" style:font-pitch="variable" fo:font-size="16pt" fo:language="en" fo:country="US" style:text-underline-style="none" fo:font-weight="bold" style:font-name-asian="Arial Unicode MS" style:font-family-asian="'Arial Unicode MS'" style:font-family-generic-asian="system" style:font-pitch-asian="variable" style:font-size-asian="16pt" style:language-asian="en" style:country-asian="US" style:font-weight-asian="bold" style:font-name-complex="Arial Unicode MS" style:font-family-complex="'Arial Unicode MS'" style:font-family-generic-complex="system" style:font-pitch-complex="variable" style:font-size-complex="16pt" style:language-complex="ar" style:country-complex="SA" style:font-weight-complex="bold"/>
    </style:style>
    <style:style style:name="Contents_20_1" style:display-name="Contents 1" style:family="paragraph" style:parent-style-name="Index" style:default-outline-level="" style:class="index">
      <style:paragraph-properties fo:margin-top="0.0835in" fo:margin-bottom="0.0835in" loext:contextual-spacing="false" fo:padding="0in" fo:border="none">
        <style:tab-stops>
          <style:tab-stop style:position="0.1252in"/>
          <style:tab-stop style:position="0.25in"/>
          <style:tab-stop style:position="0.5in"/>
          <style:tab-stop style:position="6.4862in" style:type="right" style:leader-style="dotted" style:leader-text="."/>
        </style:tab-stops>
      </style:paragraph-properties>
      <style:text-properties fo:text-transform="uppercase" fo:color="#000000" style:font-name="Times" fo:font-family="Times" style:font-family-generic="roman" style:font-pitch="variable" fo:language="en" fo:country="US" style:text-underline-style="none" fo:font-weight="bold" style:font-name-asian="Times1" style:font-family-asian="Times" style:font-family-generic-asian="system" style:font-pitch-asian="variable" style:language-asian="en" style:country-asian="US" style:font-weight-asian="bold" style:font-name-complex="Times2" style:font-family-complex="Times" style:font-family-generic-complex="swiss" style:language-complex="ar" style:country-complex="SA" style:font-weight-complex="bold"/>
    </style:style>
    <style:style style:name="Contents_20_2" style:display-name="Contents 2" style:family="paragraph" style:parent-style-name="Index" style:default-outline-level="" style:class="index">
      <style:paragraph-properties fo:margin-left="0.1665in" fo:margin-right="0in" fo:text-indent="0in" style:auto-text-indent="false" fo:padding="0in" fo:border="none">
        <style:tab-stops>
          <style:tab-stop style:position="6.4862in" style:type="right" style:leader-style="dotted" style:leader-text="."/>
        </style:tab-stops>
      </style:paragraph-properties>
      <style:text-properties fo:font-variant="small-caps" fo:color="#000000" style:font-name="Times" fo:font-family="Times" style:font-family-generic="roman" style:font-pitch="variable" fo:language="en" fo:country="US" style:text-underline-style="none" style:font-name-asian="Times1" style:font-family-asian="Times" style:font-family-generic-asian="system" style:font-pitch-asian="variable" style:language-asian="en" style:country-asian="US" style:font-name-complex="Times1" style:font-family-complex="Times" style:font-family-generic-complex="system" style:font-pitch-complex="variable" style:language-complex="ar" style:country-complex="SA"/>
    </style:style>
    <style:style style:name="Contents_20_3" style:display-name="Contents 3" style:family="paragraph" style:parent-style-name="Index" style:default-outline-level="" style:class="index">
      <style:paragraph-properties fo:margin-left="0.3335in" fo:margin-right="0in" fo:text-indent="0in" style:auto-text-indent="false" fo:padding="0in" fo:border="none">
        <style:tab-stops>
          <style:tab-stop style:position="6.4862in" style:type="right" style:leader-style="dotted" style:leader-text="."/>
        </style:tab-stops>
      </style:paragraph-properties>
      <style:text-properties fo:color="#000000" style:font-name="Times" fo:font-family="Times" style:font-family-generic="roman" style:font-pitch="variable" fo:language="en" fo:country="US" fo:font-style="italic" style:text-underline-style="none" style:font-name-asian="Times1" style:font-family-asian="Times" style:font-family-generic-asian="system" style:font-pitch-asian="variable" style:language-asian="en" style:country-asian="US" style:font-style-asian="italic" style:font-name-complex="Times1" style:font-family-complex="Times" style:font-family-generic-complex="system" style:font-pitch-complex="variable" style:language-complex="ar" style:country-complex="SA" style:font-style-complex="italic"/>
    </style:style>
    <style:style style:name="Header_20__26__20_Footer" style:display-name="Header &amp; Footer" style:family="paragraph" style:default-outline-level="">
      <style:paragraph-properties fo:text-align="start" style:justify-single-word="false" fo:orphans="2" fo:widows="2" fo:padding="0in" fo:border="none" style:writing-mode="lr-tb">
        <style:tab-stops>
          <style:tab-stop style:position="6.2638in" style:type="right"/>
        </style:tab-stops>
      </style:paragraph-properties>
      <style:text-properties fo:color="#000000" style:font-name="Helvetica" fo:font-family="Helvetica"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Helvetica1" style:font-family-complex="Helvetica" style:font-family-generic-complex="system" style:font-pitch-complex="variable" style:font-size-complex="12pt" style:language-complex="ar" style:country-complex="SA"/>
    </style:style>
    <style:style style:name="Default" style:family="paragraph" style:default-outline-level="">
      <style:paragraph-properties fo:text-align="start" style:justify-single-word="false" fo:orphans="0" fo:widows="0"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page_20_number" style:display-name="page number" style:family="text"/>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4862in" style:type="right"/>
        </style:tab-stops>
      </style:paragraph-properti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4862in" style:type="right"/>
        </style:tab-stops>
      </style:paragraph-properties>
    </style:style>
    <style:style style:name="MT1" style:family="text"/>
    <style:style style:name="MT2" style:family="text">
      <style:text-properties fo:language="en" fo:country="I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page_20_number"><text:tab/><text:tab/></text:span><text:span text:style-name="page_20_number"><text:span text:style-name="MT2">PoD and Target Tracking System</text:span></text:span></text:p>
      </style:header>
      <style:footer>
        <text:p text:style-name="MP2"><text:span text:style-name="page_20_number"><text:span text:style-name="MT2">CS 258 - Software Engineering</text:span></text:span><text:span text:style-name="page_20_number"><text:tab/><text:tab/></text:span><text:span text:style-name="page_20_number"><text:span text:style-name="MT2">Software Requirement Specification</text:span></text:span><text:span text:style-name="page_20_number"><text:tab/><text:tab/></text:span></text:p>
      </style:footer>
    </style:master-page>
    <style:master-page style:name="First_20_Page" style:display-name="First Page" style:page-layout-name="Mpm2" style:next-style-name="Standard">
      <style:footer>
        <text:p text:style-name="Header_20__26__20_Footer"><text:span text:style-name="page_20_number"><text:span text:style-name="MT2">CS 258 - Software Engineering</text:span></text:span><text:span text:style-name="page_20_number"><text:tab/></text:span><text:span text:style-name="page_20_number"><text:span text:style-name="MT2">Software Requirement Specification</text:span></text:span><text:span text:style-name="page_20_number"><text:tab/></text:span></text:p>
      </style:footer>
    </style:master-page>
    <style:master-page style:name="Converted1" style:page-layout-name="Mpm1">
      <style:header>
        <text:p text:style-name="MP1"><text:span text:style-name="page_20_number"><text:tab/><text:tab/></text:span><text:span text:style-name="page_20_number"><text:span text:style-name="MT2">PoD and Target Tracking System</text:span></text:span></text:p>
      </style:header>
      <style:footer>
        <text:p text:style-name="MP2"><text:span text:style-name="page_20_number"><text:span text:style-name="MT2">CS 258 - Software Engineering</text:span></text:span><text:span text:style-name="page_20_number"><text:tab/><text:tab/></text:span><text:span text:style-name="page_20_number"><text:span text:style-name="MT2">Software Requirement Specification</text:span></text:span><text:span text:style-name="page_20_number"><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05:58:00</meta:creation-date>
    <meta:initial-creator>Ayush Prasad</meta:initial-creator>
    <dc:date>2018-01-25T12:17:02.089000000</dc:date>
    <meta:editing-cycles>14</meta:editing-cycles>
    <meta:generator>LibreOffice/5.4.4.2$Windows_X86_64 LibreOffice_project/2524958677847fb3bb44820e40380acbe820f960</meta:generator>
    <meta:editing-duration>PT15M46S</meta:editing-duration>
    <meta:document-statistic meta:table-count="3" meta:image-count="0" meta:object-count="0" meta:page-count="10" meta:paragraph-count="141" meta:word-count="1379" meta:character-count="9219" meta:non-whitespace-character-count="7964"/>
    <meta:user-defined meta:name="DocSecurity" meta:value-type="float">0</meta:user-defined>
    <meta:user-defined meta:name="KSOProductBuildVer">2057-10.2.0.5965</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